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ource_2.sender_i.routed_msg_pub.network'.D1:'source_2.sender_i.routed_msg_pub.network'.D1 'source_2.sender_i.routed_msg_pub.network'.D2:'source_2.sender_i.routed_msg_pub.network'.D208 'source_2.sender_i.routed_msg_pub.network'.E1:'source_2.sender_i.routed_msg_pub.network'.E1 'source_2.sender_i.routed_msg_pub.network'.E2:'source_2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office:value-type="string" calcext:value-type="string">
            <text:p>delay (s)</text:p>
          </table:table-cell>
          <table:table-cell office:value-type="string" calcext:value-type="string">
            <text:p>max delay (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00172.69888" calcext:value-type="float">
            <text:p>1442700172.69888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00180.28525" calcext:value-type="float">
            <text:p>1442700180.28525</text:p>
          </table:table-cell>
          <table:table-cell table:formula="of:=[.G2]-[.B2]" office:value-type="float" office:value="7.58636784553528" calcext:value-type="float">
            <text:p>7.5863678455</text:p>
          </table:table-cell>
          <table:table-cell table:formula="of:=MAX([.H2:.H2000])" office:value-type="float" office:value="13.2889485359192" calcext:value-type="float">
            <text:p>13.288948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00180.08219" calcext:value-type="float">
            <text:p>1442700180.08219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7.38330984115601" calcext:value-type="float">
            <text:p>7.3833098412</text:p>
          </table:table-cell>
          <table:table-cell table:formula="of:=[.C3]/([.D3]-[.D2])" office:value-type="float" office:value="8889.23821592241" calcext:value-type="float">
            <text:p>8889.2382159224</text:p>
          </table:table-cell>
          <table:table-cell/>
          <table:table-cell office:value-type="float" office:value="1442700180.7536" calcext:value-type="float">
            <text:p>1442700180.7536</text:p>
          </table:table-cell>
          <table:table-cell table:formula="of:=[.G3]-[.B3]" office:value-type="float" office:value="0.671405076980591" calcext:value-type="float">
            <text:p>0.6714050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00180.16476" calcext:value-type="float">
            <text:p>1442700180.16476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7.46587920188904" calcext:value-type="float">
            <text:p>7.4658792019</text:p>
          </table:table-cell>
          <table:table-cell table:formula="of:=[.C4]/([.D4]-[.D3])" office:value-type="float" office:value="794871.117050367" calcext:value-type="float">
            <text:p>794871.117050367</text:p>
          </table:table-cell>
          <table:table-cell/>
          <table:table-cell office:value-type="float" office:value="1442700180.85418" calcext:value-type="float">
            <text:p>1442700180.85418</text:p>
          </table:table-cell>
          <table:table-cell table:formula="of:=[.G4]-[.B4]" office:value-type="float" office:value="0.689416885375977" calcext:value-type="float">
            <text:p>0.68941688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00180.24718" calcext:value-type="float">
            <text:p>1442700180.24718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7.5482964515686" calcext:value-type="float">
            <text:p>7.5482964516</text:p>
          </table:table-cell>
          <table:table-cell table:formula="of:=[.C5]/([.D5]-[.D4])" office:value-type="float" office:value="796338.148326646" calcext:value-type="float">
            <text:p>796338.148326646</text:p>
          </table:table-cell>
          <table:table-cell/>
          <table:table-cell office:value-type="float" office:value="1442700180.90795" calcext:value-type="float">
            <text:p>1442700180.90795</text:p>
          </table:table-cell>
          <table:table-cell table:formula="of:=[.G5]-[.B5]" office:value-type="float" office:value="0.660772800445557" calcext:value-type="float">
            <text:p>0.66077280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00180.32952" calcext:value-type="float">
            <text:p>1442700180.32952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7.63064074516296" calcext:value-type="float">
            <text:p>7.6306407452</text:p>
          </table:table-cell>
          <table:table-cell table:formula="of:=[.C6]/([.D6]-[.D5])" office:value-type="float" office:value="797043.69465251" calcext:value-type="float">
            <text:p>797043.69465251</text:p>
          </table:table-cell>
          <table:table-cell/>
          <table:table-cell office:value-type="float" office:value="1442700181.24345" calcext:value-type="float">
            <text:p>1442700181.24345</text:p>
          </table:table-cell>
          <table:table-cell table:formula="of:=[.G6]-[.B6]" office:value-type="float" office:value="0.913928747177124" calcext:value-type="float">
            <text:p>0.91392874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00180.41194" calcext:value-type="float">
            <text:p>1442700180.41194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7.71306014060974" calcext:value-type="float">
            <text:p>7.7130601406</text:p>
          </table:table-cell>
          <table:table-cell table:formula="of:=[.C7]/([.D7]-[.D6])" office:value-type="float" office:value="796317.415873089" calcext:value-type="float">
            <text:p>796317.415873089</text:p>
          </table:table-cell>
          <table:table-cell/>
          <table:table-cell office:value-type="float" office:value="1442700181.90987" calcext:value-type="float">
            <text:p>1442700181.90987</text:p>
          </table:table-cell>
          <table:table-cell table:formula="of:=[.G7]-[.B7]" office:value-type="float" office:value="1.49793148040771" calcext:value-type="float">
            <text:p>1.49793148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00180.49431" calcext:value-type="float">
            <text:p>1442700180.49431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7.79543137550354" calcext:value-type="float">
            <text:p>7.7954313755</text:p>
          </table:table-cell>
          <table:table-cell table:formula="of:=[.C8]/([.D8]-[.D7])" office:value-type="float" office:value="796783.004220093" calcext:value-type="float">
            <text:p>796783.004220093</text:p>
          </table:table-cell>
          <table:table-cell/>
          <table:table-cell office:value-type="float" office:value="1442700181.97029" calcext:value-type="float">
            <text:p>1442700181.97029</text:p>
          </table:table-cell>
          <table:table-cell table:formula="of:=[.G8]-[.B8]" office:value-type="float" office:value="1.47597074508667" calcext:value-type="float">
            <text:p>1.47597074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00180.57669" calcext:value-type="float">
            <text:p>1442700180.57669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7.87780213356018" calcext:value-type="float">
            <text:p>7.8778021336</text:p>
          </table:table-cell>
          <table:table-cell table:formula="of:=[.C9]/([.D9]-[.D8])" office:value-type="float" office:value="796787.616727643" calcext:value-type="float">
            <text:p>796787.616727643</text:p>
          </table:table-cell>
          <table:table-cell/>
          <table:table-cell office:value-type="float" office:value="1442700182.03799" calcext:value-type="float">
            <text:p>1442700182.03799</text:p>
          </table:table-cell>
          <table:table-cell table:formula="of:=[.G9]-[.B9]" office:value-type="float" office:value="1.46130752563477" calcext:value-type="float">
            <text:p>1.46130752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00180.65902" calcext:value-type="float">
            <text:p>1442700180.65902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7.96013402938843" calcext:value-type="float">
            <text:p>7.9601340294</text:p>
          </table:table-cell>
          <table:table-cell table:formula="of:=[.C10]/([.D10]-[.D9])" office:value-type="float" office:value="797163.715711287" calcext:value-type="float">
            <text:p>797163.715711287</text:p>
          </table:table-cell>
          <table:table-cell/>
          <table:table-cell office:value-type="float" office:value="1442700182.27163" calcext:value-type="float">
            <text:p>1442700182.27163</text:p>
          </table:table-cell>
          <table:table-cell table:formula="of:=[.G10]-[.B10]" office:value-type="float" office:value="1.61261773109436" calcext:value-type="float">
            <text:p>1.61261773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00180.74141" calcext:value-type="float">
            <text:p>1442700180.74141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8.0425238609314" calcext:value-type="float">
            <text:p>8.0425238609</text:p>
          </table:table-cell>
          <table:table-cell table:formula="of:=[.C11]/([.D11]-[.D10])" office:value-type="float" office:value="796603.158070192" calcext:value-type="float">
            <text:p>796603.158070192</text:p>
          </table:table-cell>
          <table:table-cell/>
          <table:table-cell office:value-type="float" office:value="1442700182.33944" calcext:value-type="float">
            <text:p>1442700182.33944</text:p>
          </table:table-cell>
          <table:table-cell table:formula="of:=[.G11]-[.B11]" office:value-type="float" office:value="1.59803771972656" calcext:value-type="float">
            <text:p>1.59803771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00180.8237" calcext:value-type="float">
            <text:p>1442700180.8237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8.12481451034546" calcext:value-type="float">
            <text:p>8.1248145103</text:p>
          </table:table-cell>
          <table:table-cell table:formula="of:=[.C12]/([.D12]-[.D11])" office:value-type="float" office:value="797563.276840349" calcext:value-type="float">
            <text:p>797563.276840349</text:p>
          </table:table-cell>
          <table:table-cell/>
          <table:table-cell office:value-type="float" office:value="1442700182.54044" calcext:value-type="float">
            <text:p>1442700182.54044</text:p>
          </table:table-cell>
          <table:table-cell table:formula="of:=[.G12]-[.B12]" office:value-type="float" office:value="1.71673798561096" calcext:value-type="float">
            <text:p>1.71673798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00180.90596" calcext:value-type="float">
            <text:p>1442700180.90596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8.20708012580872" calcext:value-type="float">
            <text:p>8.2070801258</text:p>
          </table:table-cell>
          <table:table-cell table:formula="of:=[.C13]/([.D13]-[.D12])" office:value-type="float" office:value="797805.980425855" calcext:value-type="float">
            <text:p>797805.980425855</text:p>
          </table:table-cell>
          <table:table-cell/>
          <table:table-cell office:value-type="float" office:value="1442700182.64093" calcext:value-type="float">
            <text:p>1442700182.64093</text:p>
          </table:table-cell>
          <table:table-cell table:formula="of:=[.G13]-[.B13]" office:value-type="float" office:value="1.7349705696106" calcext:value-type="float">
            <text:p>1.73497056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00180.98827" calcext:value-type="float">
            <text:p>1442700180.9882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8.28938245773315" calcext:value-type="float">
            <text:p>8.2893824577</text:p>
          </table:table-cell>
          <table:table-cell table:formula="of:=[.C14]/([.D14]-[.D13])" office:value-type="float" office:value="797450.065695059" calcext:value-type="float">
            <text:p>797450.065695059</text:p>
          </table:table-cell>
          <table:table-cell/>
          <table:table-cell office:value-type="float" office:value="1442700183.27803" calcext:value-type="float">
            <text:p>1442700183.27803</text:p>
          </table:table-cell>
          <table:table-cell table:formula="of:=[.G14]-[.B14]" office:value-type="float" office:value="2.28976345062256" calcext:value-type="float">
            <text:p>2.28976345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00181.06666" calcext:value-type="float">
            <text:p>1442700181.06666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8.36777400970459" calcext:value-type="float">
            <text:p>8.3677740097</text:p>
          </table:table-cell>
          <table:table-cell table:formula="of:=[.C15]/([.D15]-[.D14])" office:value-type="float" office:value="837233.073583173" calcext:value-type="float">
            <text:p>837233.073583173</text:p>
          </table:table-cell>
          <table:table-cell/>
          <table:table-cell office:value-type="float" office:value="1442700183.33106" calcext:value-type="float">
            <text:p>1442700183.33106</text:p>
          </table:table-cell>
          <table:table-cell table:formula="of:=[.G15]-[.B15]" office:value-type="float" office:value="2.26439905166626" calcext:value-type="float">
            <text:p>2.26439905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00181.14512" calcext:value-type="float">
            <text:p>1442700181.14512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8.4462411403656" calcext:value-type="float">
            <text:p>8.4462411404</text:p>
          </table:table-cell>
          <table:table-cell table:formula="of:=[.C16]/([.D16]-[.D15])" office:value-type="float" office:value="836426.659763305" calcext:value-type="float">
            <text:p>836426.659763305</text:p>
          </table:table-cell>
          <table:table-cell/>
          <table:table-cell office:value-type="float" office:value="1442700183.53197" calcext:value-type="float">
            <text:p>1442700183.53197</text:p>
          </table:table-cell>
          <table:table-cell table:formula="of:=[.G16]-[.B16]" office:value-type="float" office:value="2.38684701919556" calcext:value-type="float">
            <text:p>2.38684701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00181.22357" calcext:value-type="float">
            <text:p>1442700181.22357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8.52468538284302" calcext:value-type="float">
            <text:p>8.5246853828</text:p>
          </table:table-cell>
          <table:table-cell table:formula="of:=[.C17]/([.D17]-[.D16])" office:value-type="float" office:value="836670.709375446" calcext:value-type="float">
            <text:p>836670.709375446</text:p>
          </table:table-cell>
          <table:table-cell/>
          <table:table-cell office:value-type="float" office:value="1442700183.73308" calcext:value-type="float">
            <text:p>1442700183.73308</text:p>
          </table:table-cell>
          <table:table-cell table:formula="of:=[.G17]-[.B17]" office:value-type="float" office:value="2.50951361656189" calcext:value-type="float">
            <text:p>2.50951361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00181.30194" calcext:value-type="float">
            <text:p>1442700181.30194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8.60305714607239" calcext:value-type="float">
            <text:p>8.6030571461</text:p>
          </table:table-cell>
          <table:table-cell table:formula="of:=[.C18]/([.D18]-[.D17])" office:value-type="float" office:value="837444.473565246" calcext:value-type="float">
            <text:p>837444.473565246</text:p>
          </table:table-cell>
          <table:table-cell/>
          <table:table-cell office:value-type="float" office:value="1442700183.77595" calcext:value-type="float">
            <text:p>1442700183.77595</text:p>
          </table:table-cell>
          <table:table-cell table:formula="of:=[.G18]-[.B18]" office:value-type="float" office:value="2.47400951385498" calcext:value-type="float">
            <text:p>2.47400951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00181.3805" calcext:value-type="float">
            <text:p>1442700181.3805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8.68162131309509" calcext:value-type="float">
            <text:p>8.6816213131</text:p>
          </table:table-cell>
          <table:table-cell table:formula="of:=[.C19]/([.D19]-[.D18])" office:value-type="float" office:value="835393.57046874" calcext:value-type="float">
            <text:p>835393.57046874</text:p>
          </table:table-cell>
          <table:table-cell/>
          <table:table-cell office:value-type="float" office:value="1442700183.97688" calcext:value-type="float">
            <text:p>1442700183.97688</text:p>
          </table:table-cell>
          <table:table-cell table:formula="of:=[.G19]-[.B19]" office:value-type="float" office:value="2.5963728427887" calcext:value-type="float">
            <text:p>2.59637284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00181.45901" calcext:value-type="float">
            <text:p>1442700181.45901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8.76013135910034" calcext:value-type="float">
            <text:p>8.7601313591</text:p>
          </table:table-cell>
          <table:table-cell table:formula="of:=[.C20]/([.D20]-[.D19])" office:value-type="float" office:value="835969.45027407" calcext:value-type="float">
            <text:p>835969.45027407</text:p>
          </table:table-cell>
          <table:table-cell/>
          <table:table-cell office:value-type="float" office:value="1442700184.03438" calcext:value-type="float">
            <text:p>1442700184.03438</text:p>
          </table:table-cell>
          <table:table-cell table:formula="of:=[.G20]-[.B20]" office:value-type="float" office:value="2.57536673545837" calcext:value-type="float">
            <text:p>2.57536673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00181.53745" calcext:value-type="float">
            <text:p>1442700181.53745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8.8385694026947" calcext:value-type="float">
            <text:p>8.8385694027</text:p>
          </table:table-cell>
          <table:table-cell table:formula="of:=[.C21]/([.D21]-[.D20])" office:value-type="float" office:value="836736.830655971" calcext:value-type="float">
            <text:p>836736.830655971</text:p>
          </table:table-cell>
          <table:table-cell/>
          <table:table-cell office:value-type="float" office:value="1442700184.79441" calcext:value-type="float">
            <text:p>1442700184.79441</text:p>
          </table:table-cell>
          <table:table-cell table:formula="of:=[.G21]-[.B21]" office:value-type="float" office:value="3.25695776939392" calcext:value-type="float">
            <text:p>3.25695776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00181.61594" calcext:value-type="float">
            <text:p>1442700181.61594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8.91705965995789" calcext:value-type="float">
            <text:p>8.91705966</text:p>
          </table:table-cell>
          <table:table-cell table:formula="of:=[.C22]/([.D22]-[.D21])" office:value-type="float" office:value="836180.212531743" calcext:value-type="float">
            <text:p>836180.212531743</text:p>
          </table:table-cell>
          <table:table-cell/>
          <table:table-cell office:value-type="float" office:value="1442700184.84817" calcext:value-type="float">
            <text:p>1442700184.84817</text:p>
          </table:table-cell>
          <table:table-cell table:formula="of:=[.G22]-[.B22]" office:value-type="float" office:value="3.23222661018372" calcext:value-type="float">
            <text:p>3.232226610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00181.69435" calcext:value-type="float">
            <text:p>1442700181.69435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8.99547100067139" calcext:value-type="float">
            <text:p>8.9954710007</text:p>
          </table:table-cell>
          <table:table-cell table:formula="of:=[.C23]/([.D23]-[.D22])" office:value-type="float" office:value="837021.780303514" calcext:value-type="float">
            <text:p>837021.780303514</text:p>
          </table:table-cell>
          <table:table-cell/>
          <table:table-cell office:value-type="float" office:value="1442700184.9028" calcext:value-type="float">
            <text:p>1442700184.9028</text:p>
          </table:table-cell>
          <table:table-cell table:formula="of:=[.G23]-[.B23]" office:value-type="float" office:value="3.20844316482544" calcext:value-type="float">
            <text:p>3.20844316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00181.77275" calcext:value-type="float">
            <text:p>1442700181.77275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9.07386374473572" calcext:value-type="float">
            <text:p>9.0738637447</text:p>
          </table:table-cell>
          <table:table-cell table:formula="of:=[.C24]/([.D24]-[.D23])" office:value-type="float" office:value="837220.34205284" calcext:value-type="float">
            <text:p>837220.34205284</text:p>
          </table:table-cell>
          <table:table-cell/>
          <table:table-cell office:value-type="float" office:value="1442700185.13043" calcext:value-type="float">
            <text:p>1442700185.13043</text:p>
          </table:table-cell>
          <table:table-cell table:formula="of:=[.G24]-[.B24]" office:value-type="float" office:value="3.35768365859985" calcext:value-type="float">
            <text:p>3.357683658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00181.85115" calcext:value-type="float">
            <text:p>1442700181.85115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9.1522707939148" calcext:value-type="float">
            <text:p>9.1522707939</text:p>
          </table:table-cell>
          <table:table-cell table:formula="of:=[.C25]/([.D25]-[.D24])" office:value-type="float" office:value="837067.5938856" calcext:value-type="float">
            <text:p>837067.5938856</text:p>
          </table:table-cell>
          <table:table-cell/>
          <table:table-cell office:value-type="float" office:value="1442700185.28498" calcext:value-type="float">
            <text:p>1442700185.28498</text:p>
          </table:table-cell>
          <table:table-cell table:formula="of:=[.G25]-[.B25]" office:value-type="float" office:value="3.43382835388184" calcext:value-type="float">
            <text:p>3.43382835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00181.92955" calcext:value-type="float">
            <text:p>1442700181.92955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9.23066568374634" calcext:value-type="float">
            <text:p>9.2306656837</text:p>
          </table:table-cell>
          <table:table-cell table:formula="of:=[.C26]/([.D26]-[.D25])" office:value-type="float" office:value="837197.42627398" calcext:value-type="float">
            <text:p>837197.42627398</text:p>
          </table:table-cell>
          <table:table-cell/>
          <table:table-cell office:value-type="float" office:value="1442700185.4859" calcext:value-type="float">
            <text:p>1442700185.4859</text:p>
          </table:table-cell>
          <table:table-cell table:formula="of:=[.G26]-[.B26]" office:value-type="float" office:value="3.55635571479797" calcext:value-type="float">
            <text:p>3.55635571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00182.00586" calcext:value-type="float">
            <text:p>1442700182.00586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9.30697250366211" calcext:value-type="float">
            <text:p>9.3069725037</text:p>
          </table:table-cell>
          <table:table-cell table:formula="of:=[.C27]/([.D27]-[.D26])" office:value-type="float" office:value="860106.60741" calcext:value-type="float">
            <text:p>860106.60741</text:p>
          </table:table-cell>
          <table:table-cell/>
          <table:table-cell office:value-type="float" office:value="1442700185.53277" calcext:value-type="float">
            <text:p>1442700185.53277</text:p>
          </table:table-cell>
          <table:table-cell table:formula="of:=[.G27]-[.B27]" office:value-type="float" office:value="3.52691841125488" calcext:value-type="float">
            <text:p>3.526918411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00182.07018" calcext:value-type="float">
            <text:p>1442700182.07018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9.37129902839661" calcext:value-type="float">
            <text:p>9.3712990284</text:p>
          </table:table-cell>
          <table:table-cell table:formula="of:=[.C28]/([.D28]-[.D27])" office:value-type="float" office:value="1020294.50947166" calcext:value-type="float">
            <text:p>1020294.50947166</text:p>
          </table:table-cell>
          <table:table-cell/>
          <table:table-cell office:value-type="float" office:value="1442700185.93067" calcext:value-type="float">
            <text:p>1442700185.93067</text:p>
          </table:table-cell>
          <table:table-cell table:formula="of:=[.G28]-[.B28]" office:value-type="float" office:value="3.86048793792725" calcext:value-type="float">
            <text:p>3.860487937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00182.13455" calcext:value-type="float">
            <text:p>1442700182.13455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9.43566536903381" calcext:value-type="float">
            <text:p>9.435665369</text:p>
          </table:table-cell>
          <table:table-cell table:formula="of:=[.C29]/([.D29]-[.D28])" office:value-type="float" office:value="1019663.37297201" calcext:value-type="float">
            <text:p>1019663.37297201</text:p>
          </table:table-cell>
          <table:table-cell/>
          <table:table-cell office:value-type="float" office:value="1442700186.00891" calcext:value-type="float">
            <text:p>1442700186.00891</text:p>
          </table:table-cell>
          <table:table-cell table:formula="of:=[.G29]-[.B29]" office:value-type="float" office:value="3.87435960769653" calcext:value-type="float">
            <text:p>3.874359607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00182.19898" calcext:value-type="float">
            <text:p>1442700182.19898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9.50009846687317" calcext:value-type="float">
            <text:p>9.5000984669</text:p>
          </table:table-cell>
          <table:table-cell table:formula="of:=[.C30]/([.D30]-[.D29])" office:value-type="float" office:value="1018606.93030209" calcext:value-type="float">
            <text:p>1018606.93030209</text:p>
          </table:table-cell>
          <table:table-cell/>
          <table:table-cell office:value-type="float" office:value="1442700186.05299" calcext:value-type="float">
            <text:p>1442700186.05299</text:p>
          </table:table-cell>
          <table:table-cell table:formula="of:=[.G30]-[.B30]" office:value-type="float" office:value="3.85400366783142" calcext:value-type="float">
            <text:p>3.854003667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00182.26331" calcext:value-type="float">
            <text:p>1442700182.26331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9.56442523002625" calcext:value-type="float">
            <text:p>9.56442523</text:p>
          </table:table-cell>
          <table:table-cell table:formula="of:=[.C31]/([.D31]-[.D30])" office:value-type="float" office:value="1020290.72788596" calcext:value-type="float">
            <text:p>1020290.72788596</text:p>
          </table:table-cell>
          <table:table-cell/>
          <table:table-cell office:value-type="float" office:value="1442700186.44391" calcext:value-type="float">
            <text:p>1442700186.44391</text:p>
          </table:table-cell>
          <table:table-cell table:formula="of:=[.G31]-[.B31]" office:value-type="float" office:value="4.18059897422791" calcext:value-type="float">
            <text:p>4.180598974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00182.32766" calcext:value-type="float">
            <text:p>1442700182.32766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9.62877202033997" calcext:value-type="float">
            <text:p>9.6287720203</text:p>
          </table:table-cell>
          <table:table-cell table:formula="of:=[.C32]/([.D32]-[.D31])" office:value-type="float" office:value="1019973.17473045" calcext:value-type="float">
            <text:p>1019973.17473045</text:p>
          </table:table-cell>
          <table:table-cell/>
          <table:table-cell office:value-type="float" office:value="1442700186.68541" calcext:value-type="float">
            <text:p>1442700186.68541</text:p>
          </table:table-cell>
          <table:table-cell table:formula="of:=[.G32]-[.B32]" office:value-type="float" office:value="4.35775208473206" calcext:value-type="float">
            <text:p>4.357752084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00182.39203" calcext:value-type="float">
            <text:p>1442700182.39203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9.69314932823181" calcext:value-type="float">
            <text:p>9.6931493282</text:p>
          </table:table-cell>
          <table:table-cell table:formula="of:=[.C33]/([.D33]-[.D32])" office:value-type="float" office:value="1019489.6641261" calcext:value-type="float">
            <text:p>1019489.6641261</text:p>
          </table:table-cell>
          <table:table-cell/>
          <table:table-cell office:value-type="float" office:value="1442700186.91846" calcext:value-type="float">
            <text:p>1442700186.91846</text:p>
          </table:table-cell>
          <table:table-cell table:formula="of:=[.G33]-[.B33]" office:value-type="float" office:value="4.52642750740051" calcext:value-type="float">
            <text:p>4.52642750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00182.45639" calcext:value-type="float">
            <text:p>1442700182.45639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9.75750970840454" calcext:value-type="float">
            <text:p>9.7575097084</text:p>
          </table:table-cell>
          <table:table-cell table:formula="of:=[.C34]/([.D34]-[.D33])" office:value-type="float" office:value="1019757.8047839" calcext:value-type="float">
            <text:p>1019757.8047839</text:p>
          </table:table-cell>
          <table:table-cell/>
          <table:table-cell office:value-type="float" office:value="1442700187.01875" calcext:value-type="float">
            <text:p>1442700187.01875</text:p>
          </table:table-cell>
          <table:table-cell table:formula="of:=[.G34]-[.B34]" office:value-type="float" office:value="4.56235384941101" calcext:value-type="float">
            <text:p>4.562353849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00182.5208" calcext:value-type="float">
            <text:p>1442700182.5208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9.82191324234009" calcext:value-type="float">
            <text:p>9.8219132423</text:p>
          </table:table-cell>
          <table:table-cell table:formula="of:=[.C35]/([.D35]-[.D34])" office:value-type="float" office:value="1019074.5132974" calcext:value-type="float">
            <text:p>1019074.5132974</text:p>
          </table:table-cell>
          <table:table-cell/>
          <table:table-cell office:value-type="float" office:value="1442700190.02759" calcext:value-type="float">
            <text:p>1442700190.02759</text:p>
          </table:table-cell>
          <table:table-cell table:formula="of:=[.G35]-[.B35]" office:value-type="float" office:value="7.50679135322571" calcext:value-type="float">
            <text:p>7.50679135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00182.58514" calcext:value-type="float">
            <text:p>1442700182.58514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9.88625860214233" calcext:value-type="float">
            <text:p>9.8862586021</text:p>
          </table:table-cell>
          <table:table-cell table:formula="of:=[.C36]/([.D36]-[.D35])" office:value-type="float" office:value="1019995.8505432" calcext:value-type="float">
            <text:p>1019995.8505432</text:p>
          </table:table-cell>
          <table:table-cell/>
          <table:table-cell office:value-type="float" office:value="1442700190.05515" calcext:value-type="float">
            <text:p>1442700190.05515</text:p>
          </table:table-cell>
          <table:table-cell table:formula="of:=[.G36]-[.B36]" office:value-type="float" office:value="7.47000360488892" calcext:value-type="float">
            <text:p>7.470003604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00182.64949" calcext:value-type="float">
            <text:p>1442700182.64949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9.95060849189758" calcext:value-type="float">
            <text:p>9.9506084919</text:p>
          </table:table-cell>
          <table:table-cell table:formula="of:=[.C37]/([.D37]-[.D36])" office:value-type="float" office:value="1019924.04726142" calcext:value-type="float">
            <text:p>1019924.04726142</text:p>
          </table:table-cell>
          <table:table-cell/>
          <table:table-cell office:value-type="float" office:value="1442700190.08268" calcext:value-type="float">
            <text:p>1442700190.08268</text:p>
          </table:table-cell>
          <table:table-cell table:formula="of:=[.G37]-[.B37]" office:value-type="float" office:value="7.43319082260132" calcext:value-type="float">
            <text:p>7.433190822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00182.71383" calcext:value-type="float">
            <text:p>1442700182.71383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0.0149505138397" calcext:value-type="float">
            <text:p>10.0149505138</text:p>
          </table:table-cell>
          <table:table-cell table:formula="of:=[.C38]/([.D38]-[.D37])" office:value-type="float" office:value="1020048.76469411" calcext:value-type="float">
            <text:p>1020048.76469411</text:p>
          </table:table-cell>
          <table:table-cell/>
          <table:table-cell office:value-type="float" office:value="1442700190.11023" calcext:value-type="float">
            <text:p>1442700190.11023</text:p>
          </table:table-cell>
          <table:table-cell table:formula="of:=[.G38]-[.B38]" office:value-type="float" office:value="7.39640021324158" calcext:value-type="float">
            <text:p>7.396400213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00182.77818" calcext:value-type="float">
            <text:p>1442700182.77818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0.0792984962463" calcext:value-type="float">
            <text:p>10.0792984962</text:p>
          </table:table-cell>
          <table:table-cell table:formula="of:=[.C39]/([.D39]-[.D38])" office:value-type="float" office:value="1019954.27898998" calcext:value-type="float">
            <text:p>1019954.27898998</text:p>
          </table:table-cell>
          <table:table-cell/>
          <table:table-cell office:value-type="float" office:value="1442700190.13778" calcext:value-type="float">
            <text:p>1442700190.13778</text:p>
          </table:table-cell>
          <table:table-cell table:formula="of:=[.G39]-[.B39]" office:value-type="float" office:value="7.35959553718567" calcext:value-type="float">
            <text:p>7.359595537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00182.84253" calcext:value-type="float">
            <text:p>1442700182.84253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0.143648147583" calcext:value-type="float">
            <text:p>10.1436481476</text:p>
          </table:table-cell>
          <table:table-cell table:formula="of:=[.C40]/([.D40]-[.D39])" office:value-type="float" office:value="1019927.82612948" calcext:value-type="float">
            <text:p>1019927.82612948</text:p>
          </table:table-cell>
          <table:table-cell/>
          <table:table-cell office:value-type="float" office:value="1442700190.16529" calcext:value-type="float">
            <text:p>1442700190.16529</text:p>
          </table:table-cell>
          <table:table-cell table:formula="of:=[.G40]-[.B40]" office:value-type="float" office:value="7.32276248931885" calcext:value-type="float">
            <text:p>7.322762489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00182.90688" calcext:value-type="float">
            <text:p>1442700182.90688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0.2079918384552" calcext:value-type="float">
            <text:p>10.2079918385</text:p>
          </table:table-cell>
          <table:table-cell table:formula="of:=[.C41]/([.D41]-[.D40])" office:value-type="float" office:value="1020022.30693242" calcext:value-type="float">
            <text:p>1020022.30693242</text:p>
          </table:table-cell>
          <table:table-cell/>
          <table:table-cell office:value-type="float" office:value="1442700190.19281" calcext:value-type="float">
            <text:p>1442700190.19281</text:p>
          </table:table-cell>
          <table:table-cell table:formula="of:=[.G41]-[.B41]" office:value-type="float" office:value="7.28593516349793" calcext:value-type="float">
            <text:p>7.285935163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00182.97123" calcext:value-type="float">
            <text:p>1442700182.97123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0.2723424434662" calcext:value-type="float">
            <text:p>10.2723424435</text:p>
          </table:table-cell>
          <table:table-cell table:formula="of:=[.C42]/([.D42]-[.D41])" office:value-type="float" office:value="1019912.71082525" calcext:value-type="float">
            <text:p>1019912.71082525</text:p>
          </table:table-cell>
          <table:table-cell/>
          <table:table-cell office:value-type="float" office:value="1442700190.2203" calcext:value-type="float">
            <text:p>1442700190.2203</text:p>
          </table:table-cell>
          <table:table-cell table:formula="of:=[.G42]-[.B42]" office:value-type="float" office:value="7.24907398223877" calcext:value-type="float">
            <text:p>7.24907398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00183.03674" calcext:value-type="float">
            <text:p>1442700183.03674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0.3378553390503" calcext:value-type="float">
            <text:p>10.3378553391</text:p>
          </table:table-cell>
          <table:table-cell table:formula="of:=[.C43]/([.D43]-[.D42])" office:value-type="float" office:value="1001818.0300967" calcext:value-type="float">
            <text:p>1001818.0300967</text:p>
          </table:table-cell>
          <table:table-cell/>
          <table:table-cell office:value-type="float" office:value="1442700190.24778" calcext:value-type="float">
            <text:p>1442700190.24778</text:p>
          </table:table-cell>
          <table:table-cell table:formula="of:=[.G43]-[.B43]" office:value-type="float" office:value="7.21104264259338" calcext:value-type="float">
            <text:p>7.211042642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00183.10321" calcext:value-type="float">
            <text:p>1442700183.10321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0.4043302536011" calcext:value-type="float">
            <text:p>10.4043302536</text:p>
          </table:table-cell>
          <table:table-cell table:formula="of:=[.C44]/([.D44]-[.D43])" office:value-type="float" office:value="987319.809939171" calcext:value-type="float">
            <text:p>987319.809939171</text:p>
          </table:table-cell>
          <table:table-cell/>
          <table:table-cell office:value-type="float" office:value="1442700190.27528" calcext:value-type="float">
            <text:p>1442700190.27528</text:p>
          </table:table-cell>
          <table:table-cell table:formula="of:=[.G44]-[.B44]" office:value-type="float" office:value="7.17207145690918" calcext:value-type="float">
            <text:p>7.172071456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00183.16967" calcext:value-type="float">
            <text:p>1442700183.16967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0.4707891941071" calcext:value-type="float">
            <text:p>10.4707891941</text:p>
          </table:table-cell>
          <table:table-cell table:formula="of:=[.C45]/([.D45]-[.D44])" office:value-type="float" office:value="987557.121740347" calcext:value-type="float">
            <text:p>987557.121740347</text:p>
          </table:table-cell>
          <table:table-cell/>
          <table:table-cell office:value-type="float" office:value="1442700190.45839" calcext:value-type="float">
            <text:p>1442700190.45839</text:p>
          </table:table-cell>
          <table:table-cell table:formula="of:=[.G45]-[.B45]" office:value-type="float" office:value="7.28871655464172" calcext:value-type="float">
            <text:p>7.288716554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00183.23617" calcext:value-type="float">
            <text:p>1442700183.23617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0.5372910499573" calcext:value-type="float">
            <text:p>10.53729105</text:p>
          </table:table-cell>
          <table:table-cell table:formula="of:=[.C46]/([.D46]-[.D45])" office:value-type="float" office:value="986919.825934198" calcext:value-type="float">
            <text:p>986919.825934198</text:p>
          </table:table-cell>
          <table:table-cell/>
          <table:table-cell office:value-type="float" office:value="1442700190.68969" calcext:value-type="float">
            <text:p>1442700190.68969</text:p>
          </table:table-cell>
          <table:table-cell table:formula="of:=[.G46]-[.B46]" office:value-type="float" office:value="7.45351195335388" calcext:value-type="float">
            <text:p>7.45351195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00183.30273" calcext:value-type="float">
            <text:p>1442700183.30273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0.603844165802" calcext:value-type="float">
            <text:p>10.6038441658</text:p>
          </table:table-cell>
          <table:table-cell table:formula="of:=[.C47]/([.D47]-[.D46])" office:value-type="float" office:value="986159.688648153" calcext:value-type="float">
            <text:p>986159.688648153</text:p>
          </table:table-cell>
          <table:table-cell/>
          <table:table-cell office:value-type="float" office:value="1442700190.79019" calcext:value-type="float">
            <text:p>1442700190.79019</text:p>
          </table:table-cell>
          <table:table-cell table:formula="of:=[.G47]-[.B47]" office:value-type="float" office:value="7.48746752738953" calcext:value-type="float">
            <text:p>7.487467527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00183.36922" calcext:value-type="float">
            <text:p>1442700183.36922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0.6703369617462" calcext:value-type="float">
            <text:p>10.6703369617</text:p>
          </table:table-cell>
          <table:table-cell table:formula="of:=[.C48]/([.D48]-[.D47])" office:value-type="float" office:value="987054.297657508" calcext:value-type="float">
            <text:p>987054.297657508</text:p>
          </table:table-cell>
          <table:table-cell/>
          <table:table-cell office:value-type="float" office:value="1442700190.82938" calcext:value-type="float">
            <text:p>1442700190.82938</text:p>
          </table:table-cell>
          <table:table-cell table:formula="of:=[.G48]-[.B48]" office:value-type="float" office:value="7.46015620231628" calcext:value-type="float">
            <text:p>7.460156202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00183.4357" calcext:value-type="float">
            <text:p>1442700183.4357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0.7368142604828" calcext:value-type="float">
            <text:p>10.7368142605</text:p>
          </table:table-cell>
          <table:table-cell table:formula="of:=[.C49]/([.D49]-[.D48])" office:value-type="float" office:value="987284.400048776" calcext:value-type="float">
            <text:p>987284.400048776</text:p>
          </table:table-cell>
          <table:table-cell/>
          <table:table-cell office:value-type="float" office:value="1442700190.922" calcext:value-type="float">
            <text:p>1442700190.922</text:p>
          </table:table-cell>
          <table:table-cell table:formula="of:=[.G49]-[.B49]" office:value-type="float" office:value="7.48630213737488" calcext:value-type="float">
            <text:p>7.486302137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00183.5021" calcext:value-type="float">
            <text:p>1442700183.5021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0.8032188415527" calcext:value-type="float">
            <text:p>10.8032188416</text:p>
          </table:table-cell>
          <table:table-cell table:formula="of:=[.C50]/([.D50]-[.D49])" office:value-type="float" office:value="988365.545606974" calcext:value-type="float">
            <text:p>988365.545606974</text:p>
          </table:table-cell>
          <table:table-cell/>
          <table:table-cell office:value-type="float" office:value="1442700191.02262" calcext:value-type="float">
            <text:p>1442700191.02262</text:p>
          </table:table-cell>
          <table:table-cell table:formula="of:=[.G50]-[.B50]" office:value-type="float" office:value="7.52052164077759" calcext:value-type="float">
            <text:p>7.520521640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00183.56858" calcext:value-type="float">
            <text:p>1442700183.56858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0.8697011470795" calcext:value-type="float">
            <text:p>10.8697011471</text:p>
          </table:table-cell>
          <table:table-cell table:formula="of:=[.C51]/([.D51]-[.D50])" office:value-type="float" office:value="987210.047545787" calcext:value-type="float">
            <text:p>987210.047545787</text:p>
          </table:table-cell>
          <table:table-cell/>
          <table:table-cell office:value-type="float" office:value="1442700191.09164" calcext:value-type="float">
            <text:p>1442700191.09164</text:p>
          </table:table-cell>
          <table:table-cell table:formula="of:=[.G51]-[.B51]" office:value-type="float" office:value="7.5230565071106" calcext:value-type="float">
            <text:p>7.523056507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00183.635" calcext:value-type="float">
            <text:p>1442700183.635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0.9361145496368" calcext:value-type="float">
            <text:p>10.9361145496</text:p>
          </table:table-cell>
          <table:table-cell table:formula="of:=[.C52]/([.D52]-[.D51])" office:value-type="float" office:value="988234.264059909" calcext:value-type="float">
            <text:p>988234.264059909</text:p>
          </table:table-cell>
          <table:table-cell/>
          <table:table-cell office:value-type="float" office:value="1442700191.15764" calcext:value-type="float">
            <text:p>1442700191.15764</text:p>
          </table:table-cell>
          <table:table-cell table:formula="of:=[.G52]-[.B52]" office:value-type="float" office:value="7.52263855934143" calcext:value-type="float">
            <text:p>7.522638559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00183.70142" calcext:value-type="float">
            <text:p>1442700183.70142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1.0025329589844" calcext:value-type="float">
            <text:p>11.002532959</text:p>
          </table:table-cell>
          <table:table-cell table:formula="of:=[.C53]/([.D53]-[.D52])" office:value-type="float" office:value="988159.768424756" calcext:value-type="float">
            <text:p>988159.768424756</text:p>
          </table:table-cell>
          <table:table-cell/>
          <table:table-cell office:value-type="float" office:value="1442700191.25815" calcext:value-type="float">
            <text:p>1442700191.25815</text:p>
          </table:table-cell>
          <table:table-cell table:formula="of:=[.G53]-[.B53]" office:value-type="float" office:value="7.55673146247864" calcext:value-type="float">
            <text:p>7.55673146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00183.76793" calcext:value-type="float">
            <text:p>1442700183.76793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1.069048166275" calcext:value-type="float">
            <text:p>11.0690481663</text:p>
          </table:table-cell>
          <table:table-cell table:formula="of:=[.C54]/([.D54]-[.D53])" office:value-type="float" office:value="986721.723848953" calcext:value-type="float">
            <text:p>986721.723848953</text:p>
          </table:table-cell>
          <table:table-cell/>
          <table:table-cell office:value-type="float" office:value="1442700191.29279" calcext:value-type="float">
            <text:p>1442700191.29279</text:p>
          </table:table-cell>
          <table:table-cell table:formula="of:=[.G54]-[.B54]" office:value-type="float" office:value="7.5248544216156" calcext:value-type="float">
            <text:p>7.52485442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00183.83431" calcext:value-type="float">
            <text:p>1442700183.83431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1.1354260444641" calcext:value-type="float">
            <text:p>11.1354260445</text:p>
          </table:table-cell>
          <table:table-cell table:formula="of:=[.C55]/([.D55]-[.D54])" office:value-type="float" office:value="988763.151076294" calcext:value-type="float">
            <text:p>988763.151076294</text:p>
          </table:table-cell>
          <table:table-cell/>
          <table:table-cell office:value-type="float" office:value="1442700191.39324" calcext:value-type="float">
            <text:p>1442700191.39324</text:p>
          </table:table-cell>
          <table:table-cell table:formula="of:=[.G55]-[.B55]" office:value-type="float" office:value="7.55893445014954" calcext:value-type="float">
            <text:p>7.558934450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00183.90069" calcext:value-type="float">
            <text:p>1442700183.90069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1.201806306839" calcext:value-type="float">
            <text:p>11.2018063068</text:p>
          </table:table-cell>
          <table:table-cell table:formula="of:=[.C56]/([.D56]-[.D55])" office:value-type="float" office:value="988727.637582205" calcext:value-type="float">
            <text:p>988727.637582205</text:p>
          </table:table-cell>
          <table:table-cell/>
          <table:table-cell office:value-type="float" office:value="1442700191.49385" calcext:value-type="float">
            <text:p>1442700191.49385</text:p>
          </table:table-cell>
          <table:table-cell table:formula="of:=[.G56]-[.B56]" office:value-type="float" office:value="7.59315705299377" calcext:value-type="float">
            <text:p>7.59315705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00183.96708" calcext:value-type="float">
            <text:p>1442700183.96708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1.2681994438171" calcext:value-type="float">
            <text:p>11.2681994438</text:p>
          </table:table-cell>
          <table:table-cell table:formula="of:=[.C57]/([.D57]-[.D56])" office:value-type="float" office:value="988535.908788285" calcext:value-type="float">
            <text:p>988535.908788285</text:p>
          </table:table-cell>
          <table:table-cell/>
          <table:table-cell office:value-type="float" office:value="1442700191.59427" calcext:value-type="float">
            <text:p>1442700191.59427</text:p>
          </table:table-cell>
          <table:table-cell table:formula="of:=[.G57]-[.B57]" office:value-type="float" office:value="7.62718415260315" calcext:value-type="float">
            <text:p>7.627184152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00184.03347" calcext:value-type="float">
            <text:p>1442700184.03347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1.3345913887024" calcext:value-type="float">
            <text:p>11.3345913887</text:p>
          </table:table-cell>
          <table:table-cell table:formula="of:=[.C58]/([.D58]-[.D57])" office:value-type="float" office:value="988553.65833058" calcext:value-type="float">
            <text:p>988553.65833058</text:p>
          </table:table-cell>
          <table:table-cell/>
          <table:table-cell office:value-type="float" office:value="1442700191.69469" calcext:value-type="float">
            <text:p>1442700191.69469</text:p>
          </table:table-cell>
          <table:table-cell table:formula="of:=[.G58]-[.B58]" office:value-type="float" office:value="7.66121649742126" calcext:value-type="float">
            <text:p>7.661216497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00184.09987" calcext:value-type="float">
            <text:p>1442700184.09987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1.4009881019592" calcext:value-type="float">
            <text:p>11.400988102</text:p>
          </table:table-cell>
          <table:table-cell table:formula="of:=[.C59]/([.D59]-[.D58])" office:value-type="float" office:value="988482.663985522" calcext:value-type="float">
            <text:p>988482.663985522</text:p>
          </table:table-cell>
          <table:table-cell/>
          <table:table-cell office:value-type="float" office:value="1442700191.7952" calcext:value-type="float">
            <text:p>1442700191.7952</text:p>
          </table:table-cell>
          <table:table-cell table:formula="of:=[.G59]-[.B59]" office:value-type="float" office:value="7.6953272819519" calcext:value-type="float">
            <text:p>7.69532728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00184.16637" calcext:value-type="float">
            <text:p>1442700184.16637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1.4674818515778" calcext:value-type="float">
            <text:p>11.4674818516</text:p>
          </table:table-cell>
          <table:table-cell table:formula="of:=[.C60]/([.D60]-[.D59])" office:value-type="float" office:value="987040.141013643" calcext:value-type="float">
            <text:p>987040.141013643</text:p>
          </table:table-cell>
          <table:table-cell/>
          <table:table-cell office:value-type="float" office:value="1442700191.89555" calcext:value-type="float">
            <text:p>1442700191.89555</text:p>
          </table:table-cell>
          <table:table-cell table:formula="of:=[.G60]-[.B60]" office:value-type="float" office:value="7.7291841506958" calcext:value-type="float">
            <text:p>7.729184150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00184.23282" calcext:value-type="float">
            <text:p>1442700184.23282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1.5339348316193" calcext:value-type="float">
            <text:p>11.5339348316</text:p>
          </table:table-cell>
          <table:table-cell table:formula="of:=[.C61]/([.D61]-[.D60])" office:value-type="float" office:value="987645.700147816" calcext:value-type="float">
            <text:p>987645.700147816</text:p>
          </table:table-cell>
          <table:table-cell/>
          <table:table-cell office:value-type="float" office:value="1442700191.99609" calcext:value-type="float">
            <text:p>1442700191.99609</text:p>
          </table:table-cell>
          <table:table-cell table:formula="of:=[.G61]-[.B61]" office:value-type="float" office:value="7.76327061653137" calcext:value-type="float">
            <text:p>7.763270616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00184.29923" calcext:value-type="float">
            <text:p>1442700184.29923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1.6003496646881" calcext:value-type="float">
            <text:p>11.6003496647</text:p>
          </table:table-cell>
          <table:table-cell table:formula="of:=[.C62]/([.D62]-[.D61])" office:value-type="float" office:value="988212.978446605" calcext:value-type="float">
            <text:p>988212.978446605</text:p>
          </table:table-cell>
          <table:table-cell/>
          <table:table-cell office:value-type="float" office:value="1442700192.02716" calcext:value-type="float">
            <text:p>1442700192.02716</text:p>
          </table:table-cell>
          <table:table-cell table:formula="of:=[.G62]-[.B62]" office:value-type="float" office:value="7.72792530059814" calcext:value-type="float">
            <text:p>7.727925300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00184.36576" calcext:value-type="float">
            <text:p>1442700184.36576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1.6668796539307" calcext:value-type="float">
            <text:p>11.6668796539</text:p>
          </table:table-cell>
          <table:table-cell table:formula="of:=[.C63]/([.D63]-[.D62])" office:value-type="float" office:value="986502.489286751" calcext:value-type="float">
            <text:p>986502.489286751</text:p>
          </table:table-cell>
          <table:table-cell/>
          <table:table-cell office:value-type="float" office:value="1442700192.09648" calcext:value-type="float">
            <text:p>1442700192.09648</text:p>
          </table:table-cell>
          <table:table-cell table:formula="of:=[.G63]-[.B63]" office:value-type="float" office:value="7.73072218894959" calcext:value-type="float">
            <text:p>7.730722188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00184.43226" calcext:value-type="float">
            <text:p>1442700184.43226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1.7333753108978" calcext:value-type="float">
            <text:p>11.7333753109</text:p>
          </table:table-cell>
          <table:table-cell table:formula="of:=[.C64]/([.D64]-[.D63])" office:value-type="float" office:value="987011.828944113" calcext:value-type="float">
            <text:p>987011.828944113</text:p>
          </table:table-cell>
          <table:table-cell/>
          <table:table-cell office:value-type="float" office:value="1442700192.1868" calcext:value-type="float">
            <text:p>1442700192.1868</text:p>
          </table:table-cell>
          <table:table-cell table:formula="of:=[.G64]-[.B64]" office:value-type="float" office:value="7.75454258918762" calcext:value-type="float">
            <text:p>7.754542589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00184.49871" calcext:value-type="float">
            <text:p>1442700184.49871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1.7998251914978" calcext:value-type="float">
            <text:p>11.7998251915</text:p>
          </table:table-cell>
          <table:table-cell table:formula="of:=[.C65]/([.D65]-[.D64])" office:value-type="float" office:value="987691.767199716" calcext:value-type="float">
            <text:p>987691.767199716</text:p>
          </table:table-cell>
          <table:table-cell/>
          <table:table-cell office:value-type="float" office:value="1442700192.26399" calcext:value-type="float">
            <text:p>1442700192.26399</text:p>
          </table:table-cell>
          <table:table-cell table:formula="of:=[.G65]-[.B65]" office:value-type="float" office:value="7.76528310775757" calcext:value-type="float">
            <text:p>7.76528310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00184.5651" calcext:value-type="float">
            <text:p>1442700184.5651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1.8662197589874" calcext:value-type="float">
            <text:p>11.866219759</text:p>
          </table:table-cell>
          <table:table-cell table:formula="of:=[.C66]/([.D66]-[.D65])" office:value-type="float" office:value="988514.610178864" calcext:value-type="float">
            <text:p>988514.610178864</text:p>
          </table:table-cell>
          <table:table-cell/>
          <table:table-cell office:value-type="float" office:value="1442700192.30256" calcext:value-type="float">
            <text:p>1442700192.30256</text:p>
          </table:table-cell>
          <table:table-cell table:formula="of:=[.G66]-[.B66]" office:value-type="float" office:value="7.73745608329773" calcext:value-type="float">
            <text:p>7.73745608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00184.63164" calcext:value-type="float">
            <text:p>1442700184.63164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1.9327592849731" calcext:value-type="float">
            <text:p>11.932759285</text:p>
          </table:table-cell>
          <table:table-cell table:formula="of:=[.C67]/([.D67]-[.D66])" office:value-type="float" office:value="986361.09932745" calcext:value-type="float">
            <text:p>986361.09932745</text:p>
          </table:table-cell>
          <table:table-cell/>
          <table:table-cell office:value-type="float" office:value="1442700192.38775" calcext:value-type="float">
            <text:p>1442700192.38775</text:p>
          </table:table-cell>
          <table:table-cell table:formula="of:=[.G67]-[.B67]" office:value-type="float" office:value="7.75610661506653" calcext:value-type="float">
            <text:p>7.756106615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00184.6981" calcext:value-type="float">
            <text:p>1442700184.6981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1.9992206096649" calcext:value-type="float">
            <text:p>11.9992206097</text:p>
          </table:table-cell>
          <table:table-cell table:formula="of:=[.C68]/([.D68]-[.D67])" office:value-type="float" office:value="987521.694825997" calcext:value-type="float">
            <text:p>987521.694825997</text:p>
          </table:table-cell>
          <table:table-cell/>
          <table:table-cell office:value-type="float" office:value="1442700192.46491" calcext:value-type="float">
            <text:p>1442700192.46491</text:p>
          </table:table-cell>
          <table:table-cell table:formula="of:=[.G68]-[.B68]" office:value-type="float" office:value="7.76680254936218" calcext:value-type="float">
            <text:p>7.766802549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00184.76451" calcext:value-type="float">
            <text:p>1442700184.76451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2.0656304359436" calcext:value-type="float">
            <text:p>12.0656304359</text:p>
          </table:table-cell>
          <table:table-cell table:formula="of:=[.C69]/([.D69]-[.D68])" office:value-type="float" office:value="988287.482105097" calcext:value-type="float">
            <text:p>988287.482105097</text:p>
          </table:table-cell>
          <table:table-cell/>
          <table:table-cell office:value-type="float" office:value="1442700192.55538" calcext:value-type="float">
            <text:p>1442700192.55538</text:p>
          </table:table-cell>
          <table:table-cell table:formula="of:=[.G69]-[.B69]" office:value-type="float" office:value="7.79087138175964" calcext:value-type="float">
            <text:p>7.790871381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00184.83091" calcext:value-type="float">
            <text:p>1442700184.83091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2.1320300102234" calcext:value-type="float">
            <text:p>12.1320300102</text:p>
          </table:table-cell>
          <table:table-cell table:formula="of:=[.C70]/([.D70]-[.D69])" office:value-type="float" office:value="988440.072272891" calcext:value-type="float">
            <text:p>988440.072272891</text:p>
          </table:table-cell>
          <table:table-cell/>
          <table:table-cell office:value-type="float" office:value="1442700192.63232" calcext:value-type="float">
            <text:p>1442700192.63232</text:p>
          </table:table-cell>
          <table:table-cell table:formula="of:=[.G70]-[.B70]" office:value-type="float" office:value="7.80140352249146" calcext:value-type="float">
            <text:p>7.80140352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00184.89737" calcext:value-type="float">
            <text:p>1442700184.89737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2.1984848976135" calcext:value-type="float">
            <text:p>12.1984848976</text:p>
          </table:table-cell>
          <table:table-cell table:formula="of:=[.C71]/([.D71]-[.D70])" office:value-type="float" office:value="987617.353328645" calcext:value-type="float">
            <text:p>987617.353328645</text:p>
          </table:table-cell>
          <table:table-cell/>
          <table:table-cell office:value-type="float" office:value="1442700192.68614" calcext:value-type="float">
            <text:p>1442700192.68614</text:p>
          </table:table-cell>
          <table:table-cell table:formula="of:=[.G71]-[.B71]" office:value-type="float" office:value="7.78876924514771" calcext:value-type="float">
            <text:p>7.788769245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00184.96384" calcext:value-type="float">
            <text:p>1442700184.96384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2.2649617195129" calcext:value-type="float">
            <text:p>12.2649617195</text:p>
          </table:table-cell>
          <table:table-cell table:formula="of:=[.C72]/([.D72]-[.D71])" office:value-type="float" office:value="987291.481823659" calcext:value-type="float">
            <text:p>987291.481823659</text:p>
          </table:table-cell>
          <table:table-cell/>
          <table:table-cell office:value-type="float" office:value="1442700192.76338" calcext:value-type="float">
            <text:p>1442700192.76338</text:p>
          </table:table-cell>
          <table:table-cell table:formula="of:=[.G72]-[.B72]" office:value-type="float" office:value="7.79953956604004" calcext:value-type="float">
            <text:p>7.79953956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00185.02817" calcext:value-type="float">
            <text:p>1442700185.02817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2.329286813736" calcext:value-type="float">
            <text:p>12.3292868137</text:p>
          </table:table-cell>
          <table:table-cell table:formula="of:=[.C73]/([.D73]-[.D72])" office:value-type="float" office:value="1020317.1995745" calcext:value-type="float">
            <text:p>1020317.1995745</text:p>
          </table:table-cell>
          <table:table-cell/>
          <table:table-cell office:value-type="float" office:value="1442700192.84321" calcext:value-type="float">
            <text:p>1442700192.84321</text:p>
          </table:table-cell>
          <table:table-cell table:formula="of:=[.G73]-[.B73]" office:value-type="float" office:value="7.81504321098328" calcext:value-type="float">
            <text:p>7.81504321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00185.09157" calcext:value-type="float">
            <text:p>1442700185.0915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2.392689704895" calcext:value-type="float">
            <text:p>12.3926897049</text:p>
          </table:table-cell>
          <table:table-cell table:formula="of:=[.C74]/([.D74]-[.D73])" office:value-type="float" office:value="1035157.84217711" calcext:value-type="float">
            <text:p>1035157.84217711</text:p>
          </table:table-cell>
          <table:table-cell/>
          <table:table-cell office:value-type="float" office:value="1442700192.93338" calcext:value-type="float">
            <text:p>1442700192.93338</text:p>
          </table:table-cell>
          <table:table-cell table:formula="of:=[.G74]-[.B74]" office:value-type="float" office:value="7.84180879592896" calcext:value-type="float">
            <text:p>7.84180879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00185.15508" calcext:value-type="float">
            <text:p>1442700185.15508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2.4561951160431" calcext:value-type="float">
            <text:p>12.456195116</text:p>
          </table:table-cell>
          <table:table-cell table:formula="of:=[.C75]/([.D75]-[.D74])" office:value-type="float" office:value="1033486.73464959" calcext:value-type="float">
            <text:p>1033486.73464959</text:p>
          </table:table-cell>
          <table:table-cell/>
          <table:table-cell office:value-type="float" office:value="1442700192.98473" calcext:value-type="float">
            <text:p>1442700192.98473</text:p>
          </table:table-cell>
          <table:table-cell table:formula="of:=[.G75]-[.B75]" office:value-type="float" office:value="7.82965612411499" calcext:value-type="float">
            <text:p>7.829656124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00185.21856" calcext:value-type="float">
            <text:p>1442700185.21856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2.5196785926819" calcext:value-type="float">
            <text:p>12.5196785927</text:p>
          </table:table-cell>
          <table:table-cell table:formula="of:=[.C76]/([.D76]-[.D75])" office:value-type="float" office:value="1033843.82007669" calcext:value-type="float">
            <text:p>1033843.82007669</text:p>
          </table:table-cell>
          <table:table-cell/>
          <table:table-cell office:value-type="float" office:value="1442700193.03366" calcext:value-type="float">
            <text:p>1442700193.03366</text:p>
          </table:table-cell>
          <table:table-cell table:formula="of:=[.G76]-[.B76]" office:value-type="float" office:value="7.815101146698" calcext:value-type="float">
            <text:p>7.81510114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00185.28205" calcext:value-type="float">
            <text:p>1442700185.28205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2.583167552948" calcext:value-type="float">
            <text:p>12.5831675529</text:p>
          </table:table-cell>
          <table:table-cell table:formula="of:=[.C77]/([.D77]-[.D76])" office:value-type="float" office:value="1033754.52558845" calcext:value-type="float">
            <text:p>1033754.52558845</text:p>
          </table:table-cell>
          <table:table-cell/>
          <table:table-cell office:value-type="float" office:value="1442700193.10819" calcext:value-type="float">
            <text:p>1442700193.10819</text:p>
          </table:table-cell>
          <table:table-cell table:formula="of:=[.G77]-[.B77]" office:value-type="float" office:value="7.82613635063171" calcext:value-type="float">
            <text:p>7.826136350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00185.34547" calcext:value-type="float">
            <text:p>1442700185.34547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2.6465861797333" calcext:value-type="float">
            <text:p>12.6465861797</text:p>
          </table:table-cell>
          <table:table-cell table:formula="of:=[.C78]/([.D78]-[.D77])" office:value-type="float" office:value="1034900.99560521" calcext:value-type="float">
            <text:p>1034900.99560521</text:p>
          </table:table-cell>
          <table:table-cell/>
          <table:table-cell office:value-type="float" office:value="1442700193.17061" calcext:value-type="float">
            <text:p>1442700193.17061</text:p>
          </table:table-cell>
          <table:table-cell table:formula="of:=[.G78]-[.B78]" office:value-type="float" office:value="7.8251359462738" calcext:value-type="float">
            <text:p>7.825135946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00185.40892" calcext:value-type="float">
            <text:p>1442700185.40892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2.7100353240967" calcext:value-type="float">
            <text:p>12.7100353241</text:p>
          </table:table-cell>
          <table:table-cell table:formula="of:=[.C79]/([.D79]-[.D78])" office:value-type="float" office:value="1034403.23204509" calcext:value-type="float">
            <text:p>1034403.23204509</text:p>
          </table:table-cell>
          <table:table-cell/>
          <table:table-cell office:value-type="float" office:value="1442700193.23432" calcext:value-type="float">
            <text:p>1442700193.23432</text:p>
          </table:table-cell>
          <table:table-cell table:formula="of:=[.G79]-[.B79]" office:value-type="float" office:value="7.82540059089661" calcext:value-type="float">
            <text:p>7.825400590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00185.47234" calcext:value-type="float">
            <text:p>1442700185.47234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2.7734553813934" calcext:value-type="float">
            <text:p>12.7734553814</text:p>
          </table:table-cell>
          <table:table-cell table:formula="of:=[.C80]/([.D80]-[.D79])" office:value-type="float" office:value="1034877.65223701" calcext:value-type="float">
            <text:p>1034877.65223701</text:p>
          </table:table-cell>
          <table:table-cell/>
          <table:table-cell office:value-type="float" office:value="1442700193.30885" calcext:value-type="float">
            <text:p>1442700193.30885</text:p>
          </table:table-cell>
          <table:table-cell table:formula="of:=[.G80]-[.B80]" office:value-type="float" office:value="7.83650946617126" calcext:value-type="float">
            <text:p>7.83650946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00185.53583" calcext:value-type="float">
            <text:p>1442700185.53583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2.8369460105896" calcext:value-type="float">
            <text:p>12.8369460106</text:p>
          </table:table-cell>
          <table:table-cell table:formula="of:=[.C81]/([.D81]-[.D80])" office:value-type="float" office:value="1033727.35206666" calcext:value-type="float">
            <text:p>1033727.35206666</text:p>
          </table:table-cell>
          <table:table-cell/>
          <table:table-cell office:value-type="float" office:value="1442700193.38614" calcext:value-type="float">
            <text:p>1442700193.38614</text:p>
          </table:table-cell>
          <table:table-cell table:formula="of:=[.G81]-[.B81]" office:value-type="float" office:value="7.85031247138977" calcext:value-type="float">
            <text:p>7.850312471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00185.59926" calcext:value-type="float">
            <text:p>1442700185.59926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2.9003779888153" calcext:value-type="float">
            <text:p>12.9003779888</text:p>
          </table:table-cell>
          <table:table-cell table:formula="of:=[.C82]/([.D82]-[.D81])" office:value-type="float" office:value="1034683.16511372" calcext:value-type="float">
            <text:p>1034683.16511372</text:p>
          </table:table-cell>
          <table:table-cell/>
          <table:table-cell office:value-type="float" office:value="1442700193.46455" calcext:value-type="float">
            <text:p>1442700193.46455</text:p>
          </table:table-cell>
          <table:table-cell table:formula="of:=[.G82]-[.B82]" office:value-type="float" office:value="7.86528944969177" calcext:value-type="float">
            <text:p>7.865289449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00185.66277" calcext:value-type="float">
            <text:p>1442700185.66277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2.9638872146606" calcext:value-type="float">
            <text:p>12.9638872147</text:p>
          </table:table-cell>
          <table:table-cell table:formula="of:=[.C83]/([.D83]-[.D82])" office:value-type="float" office:value="1033424.65801477" calcext:value-type="float">
            <text:p>1033424.65801477</text:p>
          </table:table-cell>
          <table:table-cell/>
          <table:table-cell office:value-type="float" office:value="1442700193.53528" calcext:value-type="float">
            <text:p>1442700193.53528</text:p>
          </table:table-cell>
          <table:table-cell table:formula="of:=[.G83]-[.B83]" office:value-type="float" office:value="7.87251043319702" calcext:value-type="float">
            <text:p>7.872510433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00185.72622" calcext:value-type="float">
            <text:p>1442700185.72622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3.0273396968842" calcext:value-type="float">
            <text:p>13.0273396969</text:p>
          </table:table-cell>
          <table:table-cell table:formula="of:=[.C84]/([.D84]-[.D83])" office:value-type="float" office:value="1034348.81820402" calcext:value-type="float">
            <text:p>1034348.81820402</text:p>
          </table:table-cell>
          <table:table-cell/>
          <table:table-cell office:value-type="float" office:value="1442700193.58688" calcext:value-type="float">
            <text:p>1442700193.58688</text:p>
          </table:table-cell>
          <table:table-cell table:formula="of:=[.G84]-[.B84]" office:value-type="float" office:value="7.86065363883972" calcext:value-type="float">
            <text:p>7.860653638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00185.78967" calcext:value-type="float">
            <text:p>1442700185.78967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3.090784072876" calcext:value-type="float">
            <text:p>13.0907840729</text:p>
          </table:table-cell>
          <table:table-cell table:formula="of:=[.C85]/([.D85]-[.D84])" office:value-type="float" office:value="1034480.97603578" calcext:value-type="float">
            <text:p>1034480.97603578</text:p>
          </table:table-cell>
          <table:table-cell/>
          <table:table-cell office:value-type="float" office:value="1442700193.66543" calcext:value-type="float">
            <text:p>1442700193.66543</text:p>
          </table:table-cell>
          <table:table-cell table:formula="of:=[.G85]-[.B85]" office:value-type="float" office:value="7.87575840950012" calcext:value-type="float">
            <text:p>7.875758409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00185.85307" calcext:value-type="float">
            <text:p>1442700185.85307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3.1541850566864" calcext:value-type="float">
            <text:p>13.1541850567</text:p>
          </table:table-cell>
          <table:table-cell table:formula="of:=[.C86]/([.D86]-[.D85])" office:value-type="float" office:value="1035188.98375846" calcext:value-type="float">
            <text:p>1035188.98375846</text:p>
          </table:table-cell>
          <table:table-cell/>
          <table:table-cell office:value-type="float" office:value="1442700193.73592" calcext:value-type="float">
            <text:p>1442700193.73592</text:p>
          </table:table-cell>
          <table:table-cell table:formula="of:=[.G86]-[.B86]" office:value-type="float" office:value="7.88285160064697" calcext:value-type="float">
            <text:p>7.882851600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00185.91654" calcext:value-type="float">
            <text:p>1442700185.91654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3.2176604270935" calcext:value-type="float">
            <text:p>13.2176604271</text:p>
          </table:table-cell>
          <table:table-cell table:formula="of:=[.C87]/([.D87]-[.D86])" office:value-type="float" office:value="1033975.84888538" calcext:value-type="float">
            <text:p>1033975.84888538</text:p>
          </table:table-cell>
          <table:table-cell/>
          <table:table-cell office:value-type="float" office:value="1442700193.78774" calcext:value-type="float">
            <text:p>1442700193.78774</text:p>
          </table:table-cell>
          <table:table-cell table:formula="of:=[.G87]-[.B87]" office:value-type="float" office:value="7.87119436264038" calcext:value-type="float">
            <text:p>7.871194362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00185.98003" calcext:value-type="float">
            <text:p>1442700185.9800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3.2811479568481" calcext:value-type="float">
            <text:p>13.2811479568</text:p>
          </table:table-cell>
          <table:table-cell table:formula="of:=[.C88]/([.D88]-[.D87])" office:value-type="float" office:value="1033777.81831565" calcext:value-type="float">
            <text:p>1033777.81831565</text:p>
          </table:table-cell>
          <table:table-cell/>
          <table:table-cell office:value-type="float" office:value="1442700193.86043" calcext:value-type="float">
            <text:p>1442700193.86043</text:p>
          </table:table-cell>
          <table:table-cell table:formula="of:=[.G88]-[.B88]" office:value-type="float" office:value="7.88039398193359" calcext:value-type="float">
            <text:p>7.880393981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00186.04147" calcext:value-type="float">
            <text:p>1442700186.04147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3.3425869941711" calcext:value-type="float">
            <text:p>13.3425869942</text:p>
          </table:table-cell>
          <table:table-cell table:formula="of:=[.C89]/([.D89]-[.D88])" office:value-type="float" office:value="1068245.90455346" calcext:value-type="float">
            <text:p>1068245.90455346</text:p>
          </table:table-cell>
          <table:table-cell/>
          <table:table-cell office:value-type="float" office:value="1442700193.93293" calcext:value-type="float">
            <text:p>1442700193.93293</text:p>
          </table:table-cell>
          <table:table-cell table:formula="of:=[.G89]-[.B89]" office:value-type="float" office:value="7.89145588874817" calcext:value-type="float">
            <text:p>7.89145588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00186.10193" calcext:value-type="float">
            <text:p>1442700186.10193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3.4030504226685" calcext:value-type="float">
            <text:p>13.4030504227</text:p>
          </table:table-cell>
          <table:table-cell table:formula="of:=[.C90]/([.D90]-[.D89])" office:value-type="float" office:value="1085482.60710878" calcext:value-type="float">
            <text:p>1085482.60710878</text:p>
          </table:table-cell>
          <table:table-cell/>
          <table:table-cell office:value-type="float" office:value="1442700194.00928" calcext:value-type="float">
            <text:p>1442700194.00928</text:p>
          </table:table-cell>
          <table:table-cell table:formula="of:=[.G90]-[.B90]" office:value-type="float" office:value="7.90734338760376" calcext:value-type="float">
            <text:p>7.90734338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00186.16243" calcext:value-type="float">
            <text:p>1442700186.16243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3.4635508060455" calcext:value-type="float">
            <text:p>13.463550806</text:p>
          </table:table-cell>
          <table:table-cell table:formula="of:=[.C91]/([.D91]-[.D90])" office:value-type="float" office:value="1084819.57198422" calcext:value-type="float">
            <text:p>1084819.57198422</text:p>
          </table:table-cell>
          <table:table-cell/>
          <table:table-cell office:value-type="float" office:value="1442700194.06123" calcext:value-type="float">
            <text:p>1442700194.06123</text:p>
          </table:table-cell>
          <table:table-cell table:formula="of:=[.G91]-[.B91]" office:value-type="float" office:value="7.89879965782166" calcext:value-type="float">
            <text:p>7.898799657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00186.22292" calcext:value-type="float">
            <text:p>1442700186.22292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3.5240392684937" calcext:value-type="float">
            <text:p>13.5240392685</text:p>
          </table:table-cell>
          <table:table-cell table:formula="of:=[.C92]/([.D92]-[.D91])" office:value-type="float" office:value="1085033.36576444" calcext:value-type="float">
            <text:p>1085033.36576444</text:p>
          </table:table-cell>
          <table:table-cell/>
          <table:table-cell office:value-type="float" office:value="1442700194.13394" calcext:value-type="float">
            <text:p>1442700194.13394</text:p>
          </table:table-cell>
          <table:table-cell table:formula="of:=[.G92]-[.B92]" office:value-type="float" office:value="7.91102147102356" calcext:value-type="float">
            <text:p>7.9110214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00186.28339" calcext:value-type="float">
            <text:p>1442700186.28339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3.5845029354095" calcext:value-type="float">
            <text:p>13.5845029354</text:p>
          </table:table-cell>
          <table:table-cell table:formula="of:=[.C93]/([.D93]-[.D92])" office:value-type="float" office:value="1085478.32686522" calcext:value-type="float">
            <text:p>1085478.32686522</text:p>
          </table:table-cell>
          <table:table-cell/>
          <table:table-cell office:value-type="float" office:value="1442700194.18582" calcext:value-type="float">
            <text:p>1442700194.18582</text:p>
          </table:table-cell>
          <table:table-cell table:formula="of:=[.G93]-[.B93]" office:value-type="float" office:value="7.9024293422699" calcext:value-type="float">
            <text:p>7.902429342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00186.34383" calcext:value-type="float">
            <text:p>1442700186.34383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3.6449494361877" calcext:value-type="float">
            <text:p>13.6449494362</text:p>
          </table:table-cell>
          <table:table-cell table:formula="of:=[.C94]/([.D94]-[.D93])" office:value-type="float" office:value="1085786.59070488" calcext:value-type="float">
            <text:p>1085786.59070488</text:p>
          </table:table-cell>
          <table:table-cell/>
          <table:table-cell office:value-type="float" office:value="1442700194.28116" calcext:value-type="float">
            <text:p>1442700194.28116</text:p>
          </table:table-cell>
          <table:table-cell table:formula="of:=[.G94]-[.B94]" office:value-type="float" office:value="7.93732261657715" calcext:value-type="float">
            <text:p>7.937322616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00186.40433" calcext:value-type="float">
            <text:p>1442700186.4043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3.7054445743561" calcext:value-type="float">
            <text:p>13.7054445744</text:p>
          </table:table-cell>
          <table:table-cell table:formula="of:=[.C95]/([.D95]-[.D94])" office:value-type="float" office:value="1084913.63086685" calcext:value-type="float">
            <text:p>1084913.63086685</text:p>
          </table:table-cell>
          <table:table-cell/>
          <table:table-cell office:value-type="float" office:value="1442700194.36177" calcext:value-type="float">
            <text:p>1442700194.36177</text:p>
          </table:table-cell>
          <table:table-cell table:formula="of:=[.G95]-[.B95]" office:value-type="float" office:value="7.95744681358337" calcext:value-type="float">
            <text:p>7.957446813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00186.46476" calcext:value-type="float">
            <text:p>1442700186.46476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3.7658760547638" calcext:value-type="float">
            <text:p>13.7658760548</text:p>
          </table:table-cell>
          <table:table-cell table:formula="of:=[.C96]/([.D96]-[.D95])" office:value-type="float" office:value="1086056.46522638" calcext:value-type="float">
            <text:p>1086056.46522638</text:p>
          </table:table-cell>
          <table:table-cell/>
          <table:table-cell office:value-type="float" office:value="1442700194.43531" calcext:value-type="float">
            <text:p>1442700194.43531</text:p>
          </table:table-cell>
          <table:table-cell table:formula="of:=[.G96]-[.B96]" office:value-type="float" office:value="7.97055339813232" calcext:value-type="float">
            <text:p>7.97055339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00186.52517" calcext:value-type="float">
            <text:p>1442700186.52517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3.8262889385223" calcext:value-type="float">
            <text:p>13.8262889385</text:p>
          </table:table-cell>
          <table:table-cell table:formula="of:=[.C97]/([.D97]-[.D96])" office:value-type="float" office:value="1086390.78151466" calcext:value-type="float">
            <text:p>1086390.78151466</text:p>
          </table:table-cell>
          <table:table-cell/>
          <table:table-cell office:value-type="float" office:value="1442700194.50889" calcext:value-type="float">
            <text:p>1442700194.50889</text:p>
          </table:table-cell>
          <table:table-cell table:formula="of:=[.G97]-[.B97]" office:value-type="float" office:value="7.98371958732605" calcext:value-type="float">
            <text:p>7.983719587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00186.58566" calcext:value-type="float">
            <text:p>1442700186.58566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3.8867754936218" calcext:value-type="float">
            <text:p>13.8867754936</text:p>
          </table:table-cell>
          <table:table-cell table:formula="of:=[.C98]/([.D98]-[.D97])" office:value-type="float" office:value="1085067.5805896" calcext:value-type="float">
            <text:p>1085067.5805896</text:p>
          </table:table-cell>
          <table:table-cell/>
          <table:table-cell office:value-type="float" office:value="1442700194.58336" calcext:value-type="float">
            <text:p>1442700194.58336</text:p>
          </table:table-cell>
          <table:table-cell table:formula="of:=[.G98]-[.B98]" office:value-type="float" office:value="7.99770617485046" calcext:value-type="float">
            <text:p>7.997706174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00186.64628" calcext:value-type="float">
            <text:p>1442700186.64628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3.9473991394043" calcext:value-type="float">
            <text:p>13.9473991394</text:p>
          </table:table-cell>
          <table:table-cell table:formula="of:=[.C99]/([.D99]-[.D98])" office:value-type="float" office:value="1082613.87372677" calcext:value-type="float">
            <text:p>1082613.87372677</text:p>
          </table:table-cell>
          <table:table-cell/>
          <table:table-cell office:value-type="float" office:value="1442700194.68391" calcext:value-type="float">
            <text:p>1442700194.68391</text:p>
          </table:table-cell>
          <table:table-cell table:formula="of:=[.G99]-[.B99]" office:value-type="float" office:value="8.03762269020081" calcext:value-type="float">
            <text:p>8.03762269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00186.7067" calcext:value-type="float">
            <text:p>1442700186.7067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4.0078208446503" calcext:value-type="float">
            <text:p>14.0078208447</text:p>
          </table:table-cell>
          <table:table-cell table:formula="of:=[.C100]/([.D100]-[.D99])" office:value-type="float" office:value="1086232.16992665" calcext:value-type="float">
            <text:p>1086232.16992665</text:p>
          </table:table-cell>
          <table:table-cell/>
          <table:table-cell office:value-type="float" office:value="1442700194.78424" calcext:value-type="float">
            <text:p>1442700194.78424</text:p>
          </table:table-cell>
          <table:table-cell table:formula="of:=[.G100]-[.B100]" office:value-type="float" office:value="8.07753491401672" calcext:value-type="float">
            <text:p>8.07753491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00186.76723" calcext:value-type="float">
            <text:p>1442700186.76723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4.0683455467224" calcext:value-type="float">
            <text:p>14.0683455467</text:p>
          </table:table-cell>
          <table:table-cell table:formula="of:=[.C101]/([.D101]-[.D100])" office:value-type="float" office:value="1084383.69381428" calcext:value-type="float">
            <text:p>1084383.69381428</text:p>
          </table:table-cell>
          <table:table-cell/>
          <table:table-cell office:value-type="float" office:value="1442700194.83721" calcext:value-type="float">
            <text:p>1442700194.83721</text:p>
          </table:table-cell>
          <table:table-cell table:formula="of:=[.G101]-[.B101]" office:value-type="float" office:value="8.06997752189636" calcext:value-type="float">
            <text:p>8.069977521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00186.82768" calcext:value-type="float">
            <text:p>1442700186.82768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4.128794670105" calcext:value-type="float">
            <text:p>14.1287946701</text:p>
          </table:table-cell>
          <table:table-cell table:formula="of:=[.C102]/([.D102]-[.D101])" office:value-type="float" office:value="1085739.48350964" calcext:value-type="float">
            <text:p>1085739.48350964</text:p>
          </table:table-cell>
          <table:table-cell/>
          <table:table-cell office:value-type="float" office:value="1442700194.88472" calcext:value-type="float">
            <text:p>1442700194.88472</text:p>
          </table:table-cell>
          <table:table-cell table:formula="of:=[.G102]-[.B102]" office:value-type="float" office:value="8.05704355239868" calcext:value-type="float">
            <text:p>8.05704355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00186.88804" calcext:value-type="float">
            <text:p>1442700186.88804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4.1891593933105" calcext:value-type="float">
            <text:p>14.1891593933</text:p>
          </table:table-cell>
          <table:table-cell table:formula="of:=[.C103]/([.D103]-[.D102])" office:value-type="float" office:value="1087257.53245809" calcext:value-type="float">
            <text:p>1087257.53245809</text:p>
          </table:table-cell>
          <table:table-cell/>
          <table:table-cell office:value-type="float" office:value="1442700194.98519" calcext:value-type="float">
            <text:p>1442700194.98519</text:p>
          </table:table-cell>
          <table:table-cell table:formula="of:=[.G103]-[.B103]" office:value-type="float" office:value="8.09714555740356" calcext:value-type="float">
            <text:p>8.097145557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00186.94841" calcext:value-type="float">
            <text:p>1442700186.94841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4.2495255470276" calcext:value-type="float">
            <text:p>14.249525547</text:p>
          </table:table-cell>
          <table:table-cell table:formula="of:=[.C104]/([.D104]-[.D103])" office:value-type="float" office:value="1087231.76745105" calcext:value-type="float">
            <text:p>1087231.76745105</text:p>
          </table:table-cell>
          <table:table-cell/>
          <table:table-cell office:value-type="float" office:value="1442700200.13537" calcext:value-type="float">
            <text:p>1442700200.13537</text:p>
          </table:table-cell>
          <table:table-cell table:formula="of:=[.G104]-[.B104]" office:value-type="float" office:value="13.1869614124298" calcext:value-type="float">
            <text:p>13.186961412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00200.01186" calcext:value-type="float">
            <text:p>1442700200.01186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7.3129785060883" calcext:value-type="float">
            <text:p>27.3129785061</text:p>
          </table:table-cell>
          <table:table-cell table:formula="of:=[.C105]/([.D105]-[.D104])" office:value-type="float" office:value="5024.09280346345" calcext:value-type="float">
            <text:p>5024.0928034635</text:p>
          </table:table-cell>
          <table:table-cell/>
          <table:table-cell office:value-type="float" office:value="1442700200.99349" calcext:value-type="float">
            <text:p>1442700200.99349</text:p>
          </table:table-cell>
          <table:table-cell table:formula="of:=[.G105]-[.B105]" office:value-type="float" office:value="0.981629371643066" calcext:value-type="float">
            <text:p>0.981629371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00200.09446" calcext:value-type="float">
            <text:p>1442700200.09446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7.3955793380737" calcext:value-type="float">
            <text:p>27.3955793381</text:p>
          </table:table-cell>
          <table:table-cell table:formula="of:=[.C106]/([.D106]-[.D105])" office:value-type="float" office:value="794568.267926674" calcext:value-type="float">
            <text:p>794568.267926674</text:p>
          </table:table-cell>
          <table:table-cell/>
          <table:table-cell office:value-type="float" office:value="1442700201.03877" calcext:value-type="float">
            <text:p>1442700201.03877</text:p>
          </table:table-cell>
          <table:table-cell table:formula="of:=[.G106]-[.B106]" office:value-type="float" office:value="0.944303750991821" calcext:value-type="float">
            <text:p>0.94430375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00200.17688" calcext:value-type="float">
            <text:p>1442700200.17688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7.478000164032" calcext:value-type="float">
            <text:p>27.478000164</text:p>
          </table:table-cell>
          <table:table-cell table:formula="of:=[.C107]/([.D107]-[.D106])" office:value-type="float" office:value="796303.594837112" calcext:value-type="float">
            <text:p>796303.594837112</text:p>
          </table:table-cell>
          <table:table-cell/>
          <table:table-cell office:value-type="float" office:value="1442700201.48919" calcext:value-type="float">
            <text:p>1442700201.48919</text:p>
          </table:table-cell>
          <table:table-cell table:formula="of:=[.G107]-[.B107]" office:value-type="float" office:value="1.31231093406677" calcext:value-type="float">
            <text:p>1.312310934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00200.25931" calcext:value-type="float">
            <text:p>1442700200.25931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7.5604219436646" calcext:value-type="float">
            <text:p>27.5604219437</text:p>
          </table:table-cell>
          <table:table-cell table:formula="of:=[.C108]/([.D108]-[.D107])" office:value-type="float" office:value="796294.381079658" calcext:value-type="float">
            <text:p>796294.381079658</text:p>
          </table:table-cell>
          <table:table-cell/>
          <table:table-cell office:value-type="float" office:value="1442700201.5363" calcext:value-type="float">
            <text:p>1442700201.5363</text:p>
          </table:table-cell>
          <table:table-cell table:formula="of:=[.G108]-[.B108]" office:value-type="float" office:value="1.27699017524719" calcext:value-type="float">
            <text:p>1.276990175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00200.34174" calcext:value-type="float">
            <text:p>1442700200.34174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7.6428554058075" calcext:value-type="float">
            <text:p>27.6428554058</text:p>
          </table:table-cell>
          <table:table-cell table:formula="of:=[.C109]/([.D109]-[.D108])" office:value-type="float" office:value="796181.529852408" calcext:value-type="float">
            <text:p>796181.529852408</text:p>
          </table:table-cell>
          <table:table-cell/>
          <table:table-cell office:value-type="float" office:value="1442700201.80702" calcext:value-type="float">
            <text:p>1442700201.80702</text:p>
          </table:table-cell>
          <table:table-cell table:formula="of:=[.G109]-[.B109]" office:value-type="float" office:value="1.46528315544128" calcext:value-type="float">
            <text:p>1.465283155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00200.4242" calcext:value-type="float">
            <text:p>1442700200.4242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7.7253141403198" calcext:value-type="float">
            <text:p>27.7253141403</text:p>
          </table:table-cell>
          <table:table-cell table:formula="of:=[.C110]/([.D110]-[.D109])" office:value-type="float" office:value="795937.512116279" calcext:value-type="float">
            <text:p>795937.512116279</text:p>
          </table:table-cell>
          <table:table-cell/>
          <table:table-cell office:value-type="float" office:value="1442700202.053" calcext:value-type="float">
            <text:p>1442700202.053</text:p>
          </table:table-cell>
          <table:table-cell table:formula="of:=[.G110]-[.B110]" office:value-type="float" office:value="1.62880516052246" calcext:value-type="float">
            <text:p>1.628805160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00200.50661" calcext:value-type="float">
            <text:p>1442700200.5066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7.8077309131622" calcext:value-type="float">
            <text:p>27.8077309132</text:p>
          </table:table-cell>
          <table:table-cell table:formula="of:=[.C111]/([.D111]-[.D110])" office:value-type="float" office:value="796342.755685155" calcext:value-type="float">
            <text:p>796342.755685155</text:p>
          </table:table-cell>
          <table:table-cell/>
          <table:table-cell office:value-type="float" office:value="1442700202.20011" calcext:value-type="float">
            <text:p>1442700202.20011</text:p>
          </table:table-cell>
          <table:table-cell table:formula="of:=[.G111]-[.B111]" office:value-type="float" office:value="1.69349837303162" calcext:value-type="float">
            <text:p>1.69349837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00200.58902" calcext:value-type="float">
            <text:p>1442700200.58902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7.8901417255402" calcext:value-type="float">
            <text:p>27.8901417255</text:p>
          </table:table-cell>
          <table:table-cell table:formula="of:=[.C112]/([.D112]-[.D111])" office:value-type="float" office:value="796400.352165158" calcext:value-type="float">
            <text:p>796400.352165158</text:p>
          </table:table-cell>
          <table:table-cell/>
          <table:table-cell office:value-type="float" office:value="1442700202.52907" calcext:value-type="float">
            <text:p>1442700202.52907</text:p>
          </table:table-cell>
          <table:table-cell table:formula="of:=[.G112]-[.B112]" office:value-type="float" office:value="1.94004368782043" calcext:value-type="float">
            <text:p>1.940043687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00200.67147" calcext:value-type="float">
            <text:p>1442700200.67147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7.9725828170776" calcext:value-type="float">
            <text:p>27.9725828171</text:p>
          </table:table-cell>
          <table:table-cell table:formula="of:=[.C113]/([.D113]-[.D112])" office:value-type="float" office:value="796107.848355761" calcext:value-type="float">
            <text:p>796107.848355761</text:p>
          </table:table-cell>
          <table:table-cell/>
          <table:table-cell office:value-type="float" office:value="1442700202.60171" calcext:value-type="float">
            <text:p>1442700202.60171</text:p>
          </table:table-cell>
          <table:table-cell table:formula="of:=[.G113]-[.B113]" office:value-type="float" office:value="1.93024444580078" calcext:value-type="float">
            <text:p>1.930244445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00200.75391" calcext:value-type="float">
            <text:p>1442700200.75391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8.0550224781036" calcext:value-type="float">
            <text:p>28.0550224781</text:p>
          </table:table-cell>
          <table:table-cell table:formula="of:=[.C114]/([.D114]-[.D113])" office:value-type="float" office:value="796121.66259757" calcext:value-type="float">
            <text:p>796121.66259757</text:p>
          </table:table-cell>
          <table:table-cell/>
          <table:table-cell office:value-type="float" office:value="1442700203.00238" calcext:value-type="float">
            <text:p>1442700203.00238</text:p>
          </table:table-cell>
          <table:table-cell table:formula="of:=[.G114]-[.B114]" office:value-type="float" office:value="2.24847316741943" calcext:value-type="float">
            <text:p>2.248473167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00200.83633" calcext:value-type="float">
            <text:p>1442700200.83633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8.137443780899" calcext:value-type="float">
            <text:p>28.1374437809</text:p>
          </table:table-cell>
          <table:table-cell table:formula="of:=[.C115]/([.D115]-[.D114])" office:value-type="float" office:value="796298.987931733" calcext:value-type="float">
            <text:p>796298.987931733</text:p>
          </table:table-cell>
          <table:table-cell/>
          <table:table-cell office:value-type="float" office:value="1442700203.03116" calcext:value-type="float">
            <text:p>1442700203.03116</text:p>
          </table:table-cell>
          <table:table-cell table:formula="of:=[.G115]-[.B115]" office:value-type="float" office:value="2.19483423233032" calcext:value-type="float">
            <text:p>2.194834232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00200.91883" calcext:value-type="float">
            <text:p>1442700200.91883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8.2199442386627" calcext:value-type="float">
            <text:p>28.2199442387</text:p>
          </table:table-cell>
          <table:table-cell table:formula="of:=[.C116]/([.D116]-[.D115])" office:value-type="float" office:value="795534.979793776" calcext:value-type="float">
            <text:p>795534.979793776</text:p>
          </table:table-cell>
          <table:table-cell/>
          <table:table-cell office:value-type="float" office:value="1442700203.15732" calcext:value-type="float">
            <text:p>1442700203.15732</text:p>
          </table:table-cell>
          <table:table-cell table:formula="of:=[.G116]-[.B116]" office:value-type="float" office:value="2.23849129676819" calcext:value-type="float">
            <text:p>2.238491296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00201.00158" calcext:value-type="float">
            <text:p>1442700201.00158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8.3026947975159" calcext:value-type="float">
            <text:p>28.3026947975</text:p>
          </table:table-cell>
          <table:table-cell table:formula="of:=[.C117]/([.D117]-[.D116])" office:value-type="float" office:value="793130.595244338" calcext:value-type="float">
            <text:p>793130.595244338</text:p>
          </table:table-cell>
          <table:table-cell/>
          <table:table-cell office:value-type="float" office:value="1442700203.23175" calcext:value-type="float">
            <text:p>1442700203.23175</text:p>
          </table:table-cell>
          <table:table-cell table:formula="of:=[.G117]-[.B117]" office:value-type="float" office:value="2.2301766872406" calcext:value-type="float">
            <text:p>2.230176687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00201.08" calcext:value-type="float">
            <text:p>1442700201.08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8.3811185359955" calcext:value-type="float">
            <text:p>28.381118536</text:p>
          </table:table-cell>
          <table:table-cell table:formula="of:=[.C118]/([.D118]-[.D117])" office:value-type="float" office:value="836889.458120651" calcext:value-type="float">
            <text:p>836889.458120651</text:p>
          </table:table-cell>
          <table:table-cell/>
          <table:table-cell office:value-type="float" office:value="1442700203.30797" calcext:value-type="float">
            <text:p>1442700203.30797</text:p>
          </table:table-cell>
          <table:table-cell table:formula="of:=[.G118]-[.B118]" office:value-type="float" office:value="2.22796368598938" calcext:value-type="float">
            <text:p>2.22796368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00201.15861" calcext:value-type="float">
            <text:p>1442700201.15861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8.4597294330597" calcext:value-type="float">
            <text:p>28.4597294331</text:p>
          </table:table-cell>
          <table:table-cell table:formula="of:=[.C119]/([.D119]-[.D118])" office:value-type="float" office:value="834896.972952644" calcext:value-type="float">
            <text:p>834896.972952644</text:p>
          </table:table-cell>
          <table:table-cell/>
          <table:table-cell office:value-type="float" office:value="1442700203.67718" calcext:value-type="float">
            <text:p>1442700203.67718</text:p>
          </table:table-cell>
          <table:table-cell table:formula="of:=[.G119]-[.B119]" office:value-type="float" office:value="2.51856255531311" calcext:value-type="float">
            <text:p>2.518562555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00201.2372" calcext:value-type="float">
            <text:p>1442700201.2372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8.5383167266846" calcext:value-type="float">
            <text:p>28.5383167267</text:p>
          </table:table-cell>
          <table:table-cell table:formula="of:=[.C120]/([.D120]-[.D119])" office:value-type="float" office:value="835147.731556737" calcext:value-type="float">
            <text:p>835147.731556737</text:p>
          </table:table-cell>
          <table:table-cell/>
          <table:table-cell office:value-type="float" office:value="1442700203.9904" calcext:value-type="float">
            <text:p>1442700203.9904</text:p>
          </table:table-cell>
          <table:table-cell table:formula="of:=[.G120]-[.B120]" office:value-type="float" office:value="2.75320291519165" calcext:value-type="float">
            <text:p>2.753202915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00201.31578" calcext:value-type="float">
            <text:p>1442700201.31578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8.6168975830078" calcext:value-type="float">
            <text:p>28.616897583</text:p>
          </table:table-cell>
          <table:table-cell table:formula="of:=[.C121]/([.D121]-[.D120])" office:value-type="float" office:value="835216.146411321" calcext:value-type="float">
            <text:p>835216.146411321</text:p>
          </table:table-cell>
          <table:table-cell/>
          <table:table-cell office:value-type="float" office:value="1442700204.03922" calcext:value-type="float">
            <text:p>1442700204.03922</text:p>
          </table:table-cell>
          <table:table-cell table:formula="of:=[.G121]-[.B121]" office:value-type="float" office:value="2.72343492507935" calcext:value-type="float">
            <text:p>2.723434925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00201.39446" calcext:value-type="float">
            <text:p>1442700201.39446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8.6955797672272" calcext:value-type="float">
            <text:p>28.6955797672</text:p>
          </table:table-cell>
          <table:table-cell table:formula="of:=[.C122]/([.D122]-[.D121])" office:value-type="float" office:value="834140.544662851" calcext:value-type="float">
            <text:p>834140.544662851</text:p>
          </table:table-cell>
          <table:table-cell/>
          <table:table-cell office:value-type="float" office:value="1442700205.42364" calcext:value-type="float">
            <text:p>1442700205.42364</text:p>
          </table:table-cell>
          <table:table-cell table:formula="of:=[.G122]-[.B122]" office:value-type="float" office:value="4.02917408943176" calcext:value-type="float">
            <text:p>4.029174089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00201.47301" calcext:value-type="float">
            <text:p>1442700201.47301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8.7741310596466" calcext:value-type="float">
            <text:p>28.7741310596</text:p>
          </table:table-cell>
          <table:table-cell table:formula="of:=[.C123]/([.D123]-[.D122])" office:value-type="float" office:value="835530.491968871" calcext:value-type="float">
            <text:p>835530.491968871</text:p>
          </table:table-cell>
          <table:table-cell/>
          <table:table-cell office:value-type="float" office:value="1442700205.50215" calcext:value-type="float">
            <text:p>1442700205.50215</text:p>
          </table:table-cell>
          <table:table-cell table:formula="of:=[.G123]-[.B123]" office:value-type="float" office:value="4.02913761138916" calcext:value-type="float">
            <text:p>4.029137611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00201.55149" calcext:value-type="float">
            <text:p>1442700201.55149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8.8526022434235" calcext:value-type="float">
            <text:p>28.8526022434</text:p>
          </table:table-cell>
          <table:table-cell table:formula="of:=[.C124]/([.D124]-[.D123])" office:value-type="float" office:value="836383.457482105" calcext:value-type="float">
            <text:p>836383.457482105</text:p>
          </table:table-cell>
          <table:table-cell/>
          <table:table-cell office:value-type="float" office:value="1442700205.98282" calcext:value-type="float">
            <text:p>1442700205.98282</text:p>
          </table:table-cell>
          <table:table-cell table:formula="of:=[.G124]-[.B124]" office:value-type="float" office:value="4.43133521080017" calcext:value-type="float">
            <text:p>4.431335210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00201.62994" calcext:value-type="float">
            <text:p>1442700201.62994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8.9310524463654" calcext:value-type="float">
            <text:p>28.9310524464</text:p>
          </table:table-cell>
          <table:table-cell table:formula="of:=[.C125]/([.D125]-[.D124])" office:value-type="float" office:value="836607.141075358" calcext:value-type="float">
            <text:p>836607.141075358</text:p>
          </table:table-cell>
          <table:table-cell/>
          <table:table-cell office:value-type="float" office:value="1442700206.03946" calcext:value-type="float">
            <text:p>1442700206.03946</text:p>
          </table:table-cell>
          <table:table-cell table:formula="of:=[.G125]-[.B125]" office:value-type="float" office:value="4.40952157974243" calcext:value-type="float">
            <text:p>4.409521579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00201.7085" calcext:value-type="float">
            <text:p>1442700201.7085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9.0096185207367" calcext:value-type="float">
            <text:p>29.0096185207</text:p>
          </table:table-cell>
          <table:table-cell table:formula="of:=[.C126]/([.D126]-[.D125])" office:value-type="float" office:value="835373.289618548" calcext:value-type="float">
            <text:p>835373.289618548</text:p>
          </table:table-cell>
          <table:table-cell/>
          <table:table-cell office:value-type="float" office:value="1442700206.1554" calcext:value-type="float">
            <text:p>1442700206.1554</text:p>
          </table:table-cell>
          <table:table-cell table:formula="of:=[.G126]-[.B126]" office:value-type="float" office:value="4.44689631462097" calcext:value-type="float">
            <text:p>4.446896314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00201.78698" calcext:value-type="float">
            <text:p>1442700201.78698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9.0880997180939" calcext:value-type="float">
            <text:p>29.0880997181</text:p>
          </table:table-cell>
          <table:table-cell table:formula="of:=[.C127]/([.D127]-[.D126])" office:value-type="float" office:value="836276.741565251" calcext:value-type="float">
            <text:p>836276.741565251</text:p>
          </table:table-cell>
          <table:table-cell/>
          <table:table-cell office:value-type="float" office:value="1442700206.23585" calcext:value-type="float">
            <text:p>1442700206.23585</text:p>
          </table:table-cell>
          <table:table-cell table:formula="of:=[.G127]-[.B127]" office:value-type="float" office:value="4.44887208938599" calcext:value-type="float">
            <text:p>4.448872089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00201.86545" calcext:value-type="float">
            <text:p>1442700201.86545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9.1665675640106" calcext:value-type="float">
            <text:p>29.166567564</text:p>
          </table:table-cell>
          <table:table-cell table:formula="of:=[.C128]/([.D128]-[.D127])" office:value-type="float" office:value="836419.035507022" calcext:value-type="float">
            <text:p>836419.035507022</text:p>
          </table:table-cell>
          <table:table-cell/>
          <table:table-cell office:value-type="float" office:value="1442700206.27556" calcext:value-type="float">
            <text:p>1442700206.27556</text:p>
          </table:table-cell>
          <table:table-cell table:formula="of:=[.G128]-[.B128]" office:value-type="float" office:value="4.41010594367981" calcext:value-type="float">
            <text:p>4.410105943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00201.94391" calcext:value-type="float">
            <text:p>1442700201.94391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9.2450265884399" calcext:value-type="float">
            <text:p>29.2450265884</text:p>
          </table:table-cell>
          <table:table-cell table:formula="of:=[.C129]/([.D129]-[.D128])" office:value-type="float" office:value="836513.077716428" calcext:value-type="float">
            <text:p>836513.077716428</text:p>
          </table:table-cell>
          <table:table-cell/>
          <table:table-cell office:value-type="float" office:value="1442700206.51955" calcext:value-type="float">
            <text:p>1442700206.51955</text:p>
          </table:table-cell>
          <table:table-cell table:formula="of:=[.G129]-[.B129]" office:value-type="float" office:value="4.57564091682434" calcext:value-type="float">
            <text:p>4.575640916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00202.01849" calcext:value-type="float">
            <text:p>1442700202.01849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9.3196043968201" calcext:value-type="float">
            <text:p>29.3196043968</text:p>
          </table:table-cell>
          <table:table-cell table:formula="of:=[.C130]/([.D130]-[.D129])" office:value-type="float" office:value="880047.314684689" calcext:value-type="float">
            <text:p>880047.314684689</text:p>
          </table:table-cell>
          <table:table-cell/>
          <table:table-cell office:value-type="float" office:value="1442700206.78999" calcext:value-type="float">
            <text:p>1442700206.78999</text:p>
          </table:table-cell>
          <table:table-cell table:formula="of:=[.G130]-[.B130]" office:value-type="float" office:value="4.77150726318359" calcext:value-type="float">
            <text:p>4.771507263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00202.0832" calcext:value-type="float">
            <text:p>1442700202.0832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9.3843173980713" calcext:value-type="float">
            <text:p>29.3843173981</text:p>
          </table:table-cell>
          <table:table-cell table:formula="of:=[.C131]/([.D131]-[.D130])" office:value-type="float" office:value="1014201.14553506" calcext:value-type="float">
            <text:p>1014201.14553506</text:p>
          </table:table-cell>
          <table:table-cell/>
          <table:table-cell office:value-type="float" office:value="1442700206.9907" calcext:value-type="float">
            <text:p>1442700206.9907</text:p>
          </table:table-cell>
          <table:table-cell table:formula="of:=[.G131]-[.B131]" office:value-type="float" office:value="4.90749478340149" calcext:value-type="float">
            <text:p>4.907494783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00202.14758" calcext:value-type="float">
            <text:p>1442700202.14758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9.4486932754517" calcext:value-type="float">
            <text:p>29.4486932755</text:p>
          </table:table-cell>
          <table:table-cell table:formula="of:=[.C132]/([.D132]-[.D131])" office:value-type="float" office:value="1019512.31844511" calcext:value-type="float">
            <text:p>1019512.31844511</text:p>
          </table:table-cell>
          <table:table-cell/>
          <table:table-cell office:value-type="float" office:value="1442700210.01363" calcext:value-type="float">
            <text:p>1442700210.01363</text:p>
          </table:table-cell>
          <table:table-cell table:formula="of:=[.G132]-[.B132]" office:value-type="float" office:value="7.8660523891449" calcext:value-type="float">
            <text:p>7.866052389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00202.21194" calcext:value-type="float">
            <text:p>1442700202.21194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9.513058423996" calcext:value-type="float">
            <text:p>29.513058424</text:p>
          </table:table-cell>
          <table:table-cell table:formula="of:=[.C133]/([.D133]-[.D132])" office:value-type="float" office:value="1019682.25793523" calcext:value-type="float">
            <text:p>1019682.25793523</text:p>
          </table:table-cell>
          <table:table-cell/>
          <table:table-cell office:value-type="float" office:value="1442700210.04122" calcext:value-type="float">
            <text:p>1442700210.04122</text:p>
          </table:table-cell>
          <table:table-cell table:formula="of:=[.G133]-[.B133]" office:value-type="float" office:value="7.82927775382996" calcext:value-type="float">
            <text:p>7.829277753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00202.27629" calcext:value-type="float">
            <text:p>1442700202.27629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9.5774047374725" calcext:value-type="float">
            <text:p>29.5774047375</text:p>
          </table:table-cell>
          <table:table-cell table:formula="of:=[.C134]/([.D134]-[.D133])" office:value-type="float" office:value="1019980.73322267" calcext:value-type="float">
            <text:p>1019980.73322267</text:p>
          </table:table-cell>
          <table:table-cell/>
          <table:table-cell office:value-type="float" office:value="1442700210.06877" calcext:value-type="float">
            <text:p>1442700210.06877</text:p>
          </table:table-cell>
          <table:table-cell table:formula="of:=[.G134]-[.B134]" office:value-type="float" office:value="7.79248404502869" calcext:value-type="float">
            <text:p>7.79248404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00202.34061" calcext:value-type="float">
            <text:p>1442700202.34061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9.641726732254" calcext:value-type="float">
            <text:p>29.6417267323</text:p>
          </table:table-cell>
          <table:table-cell table:formula="of:=[.C135]/([.D135]-[.D134])" office:value-type="float" office:value="1020366.36492627" calcext:value-type="float">
            <text:p>1020366.36492627</text:p>
          </table:table-cell>
          <table:table-cell/>
          <table:table-cell office:value-type="float" office:value="1442700210.09631" calcext:value-type="float">
            <text:p>1442700210.09631</text:p>
          </table:table-cell>
          <table:table-cell table:formula="of:=[.G135]-[.B135]" office:value-type="float" office:value="7.75570011138916" calcext:value-type="float">
            <text:p>7.755700111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00202.40496" calcext:value-type="float">
            <text:p>1442700202.40496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9.7060809135437" calcext:value-type="float">
            <text:p>29.7060809135</text:p>
          </table:table-cell>
          <table:table-cell table:formula="of:=[.C136]/([.D136]-[.D135])" office:value-type="float" office:value="1019856.0324243" calcext:value-type="float">
            <text:p>1019856.0324243</text:p>
          </table:table-cell>
          <table:table-cell/>
          <table:table-cell office:value-type="float" office:value="1442700210.12396" calcext:value-type="float">
            <text:p>1442700210.12396</text:p>
          </table:table-cell>
          <table:table-cell table:formula="of:=[.G136]-[.B136]" office:value-type="float" office:value="7.71899676322937" calcext:value-type="float">
            <text:p>7.718996763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00202.4693" calcext:value-type="float">
            <text:p>1442700202.4693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9.7704129219055" calcext:value-type="float">
            <text:p>29.7704129219</text:p>
          </table:table-cell>
          <table:table-cell table:formula="of:=[.C137]/([.D137]-[.D136])" office:value-type="float" office:value="1020207.54009221" calcext:value-type="float">
            <text:p>1020207.54009221</text:p>
          </table:table-cell>
          <table:table-cell/>
          <table:table-cell office:value-type="float" office:value="1442700210.15148" calcext:value-type="float">
            <text:p>1442700210.15148</text:p>
          </table:table-cell>
          <table:table-cell table:formula="of:=[.G137]-[.B137]" office:value-type="float" office:value="7.68218088150024" calcext:value-type="float">
            <text:p>7.682180881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00202.53368" calcext:value-type="float">
            <text:p>1442700202.53368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9.8347926139832" calcext:value-type="float">
            <text:p>29.834792614</text:p>
          </table:table-cell>
          <table:table-cell table:formula="of:=[.C138]/([.D138]-[.D137])" office:value-type="float" office:value="1019451.90916498" calcext:value-type="float">
            <text:p>1019451.90916498</text:p>
          </table:table-cell>
          <table:table-cell/>
          <table:table-cell office:value-type="float" office:value="1442700210.17906" calcext:value-type="float">
            <text:p>1442700210.17906</text:p>
          </table:table-cell>
          <table:table-cell table:formula="of:=[.G138]-[.B138]" office:value-type="float" office:value="7.64538741111755" calcext:value-type="float">
            <text:p>7.645387411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00202.59804" calcext:value-type="float">
            <text:p>1442700202.59804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9.8991613388061" calcext:value-type="float">
            <text:p>29.8991613388</text:p>
          </table:table-cell>
          <table:table-cell table:formula="of:=[.C139]/([.D139]-[.D138])" office:value-type="float" office:value="1019625.60514405" calcext:value-type="float">
            <text:p>1019625.60514405</text:p>
          </table:table-cell>
          <table:table-cell/>
          <table:table-cell office:value-type="float" office:value="1442700210.20655" calcext:value-type="float">
            <text:p>1442700210.20655</text:p>
          </table:table-cell>
          <table:table-cell table:formula="of:=[.G139]-[.B139]" office:value-type="float" office:value="7.60850310325623" calcext:value-type="float">
            <text:p>7.608503103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00202.66239" calcext:value-type="float">
            <text:p>1442700202.66239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9.9635031223297" calcext:value-type="float">
            <text:p>29.9635031223</text:p>
          </table:table-cell>
          <table:table-cell table:formula="of:=[.C140]/([.D140]-[.D139])" office:value-type="float" office:value="1020052.5444864" calcext:value-type="float">
            <text:p>1020052.5444864</text:p>
          </table:table-cell>
          <table:table-cell/>
          <table:table-cell office:value-type="float" office:value="1442700210.23406" calcext:value-type="float">
            <text:p>1442700210.23406</text:p>
          </table:table-cell>
          <table:table-cell table:formula="of:=[.G140]-[.B140]" office:value-type="float" office:value="7.57167506217957" calcext:value-type="float">
            <text:p>7.571675062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00202.72678" calcext:value-type="float">
            <text:p>1442700202.72678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0.0278980731964" calcext:value-type="float">
            <text:p>30.0278980732</text:p>
          </table:table-cell>
          <table:table-cell table:formula="of:=[.C141]/([.D141]-[.D140])" office:value-type="float" office:value="1019210.34361625" calcext:value-type="float">
            <text:p>1019210.34361625</text:p>
          </table:table-cell>
          <table:table-cell/>
          <table:table-cell office:value-type="float" office:value="1442700210.26155" calcext:value-type="float">
            <text:p>1442700210.26155</text:p>
          </table:table-cell>
          <table:table-cell table:formula="of:=[.G141]-[.B141]" office:value-type="float" office:value="7.53477239608765" calcext:value-type="float">
            <text:p>7.534772396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00202.79107" calcext:value-type="float">
            <text:p>1442700202.79107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0.092187166214" calcext:value-type="float">
            <text:p>30.0921871662</text:p>
          </table:table-cell>
          <table:table-cell table:formula="of:=[.C142]/([.D142]-[.D141])" office:value-type="float" office:value="1020888.56630867" calcext:value-type="float">
            <text:p>1020888.56630867</text:p>
          </table:table-cell>
          <table:table-cell/>
          <table:table-cell office:value-type="float" office:value="1442700210.2891" calcext:value-type="float">
            <text:p>1442700210.2891</text:p>
          </table:table-cell>
          <table:table-cell table:formula="of:=[.G142]-[.B142]" office:value-type="float" office:value="7.49802851676941" calcext:value-type="float">
            <text:p>7.498028516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00202.8554" calcext:value-type="float">
            <text:p>1442700202.8554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0.1565160751343" calcext:value-type="float">
            <text:p>30.1565160751</text:p>
          </table:table-cell>
          <table:table-cell table:formula="of:=[.C143]/([.D143]-[.D142])" office:value-type="float" office:value="1020256.69487612" calcext:value-type="float">
            <text:p>1020256.69487612</text:p>
          </table:table-cell>
          <table:table-cell/>
          <table:table-cell office:value-type="float" office:value="1442700210.31663" calcext:value-type="float">
            <text:p>1442700210.31663</text:p>
          </table:table-cell>
          <table:table-cell table:formula="of:=[.G143]-[.B143]" office:value-type="float" office:value="7.4612307548523" calcext:value-type="float">
            <text:p>7.461230754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00202.91978" calcext:value-type="float">
            <text:p>1442700202.91978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0.2208964824676" calcext:value-type="float">
            <text:p>30.2208964825</text:p>
          </table:table-cell>
          <table:table-cell table:formula="of:=[.C144]/([.D144]-[.D143])" office:value-type="float" office:value="1019440.58322193" calcext:value-type="float">
            <text:p>1019440.58322193</text:p>
          </table:table-cell>
          <table:table-cell/>
          <table:table-cell office:value-type="float" office:value="1442700210.34416" calcext:value-type="float">
            <text:p>1442700210.34416</text:p>
          </table:table-cell>
          <table:table-cell table:formula="of:=[.G144]-[.B144]" office:value-type="float" office:value="7.42438340187073" calcext:value-type="float">
            <text:p>7.42438340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00202.9842" calcext:value-type="float">
            <text:p>1442700202.9842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0.2853164672852" calcext:value-type="float">
            <text:p>30.2853164673</text:p>
          </table:table-cell>
          <table:table-cell table:formula="of:=[.C145]/([.D145]-[.D144])" office:value-type="float" office:value="1018814.27302302" calcext:value-type="float">
            <text:p>1018814.27302302</text:p>
          </table:table-cell>
          <table:table-cell/>
          <table:table-cell office:value-type="float" office:value="1442700210.37167" calcext:value-type="float">
            <text:p>1442700210.37167</text:p>
          </table:table-cell>
          <table:table-cell table:formula="of:=[.G145]-[.B145]" office:value-type="float" office:value="7.38747096061707" calcext:value-type="float">
            <text:p>7.387470960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00203.05064" calcext:value-type="float">
            <text:p>1442700203.05064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0.351753950119" calcext:value-type="float">
            <text:p>30.3517539501</text:p>
          </table:table-cell>
          <table:table-cell table:formula="of:=[.C146]/([.D146]-[.D145])" office:value-type="float" office:value="987876.078389716" calcext:value-type="float">
            <text:p>987876.078389716</text:p>
          </table:table-cell>
          <table:table-cell/>
          <table:table-cell office:value-type="float" office:value="1442700210.4448" calcext:value-type="float">
            <text:p>1442700210.4448</text:p>
          </table:table-cell>
          <table:table-cell table:formula="of:=[.G146]-[.B146]" office:value-type="float" office:value="7.39416217803955" calcext:value-type="float">
            <text:p>7.39416217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00203.11715" calcext:value-type="float">
            <text:p>1442700203.11715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0.4182631969452" calcext:value-type="float">
            <text:p>30.4182631969</text:p>
          </table:table-cell>
          <table:table-cell table:formula="of:=[.C147]/([.D147]-[.D146])" office:value-type="float" office:value="986810.152451965" calcext:value-type="float">
            <text:p>986810.152451965</text:p>
          </table:table-cell>
          <table:table-cell/>
          <table:table-cell office:value-type="float" office:value="1442700210.52543" calcext:value-type="float">
            <text:p>1442700210.52543</text:p>
          </table:table-cell>
          <table:table-cell table:formula="of:=[.G147]-[.B147]" office:value-type="float" office:value="7.40828371047974" calcext:value-type="float">
            <text:p>7.408283710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00203.18361" calcext:value-type="float">
            <text:p>1442700203.18361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0.4847235679626" calcext:value-type="float">
            <text:p>30.484723568</text:p>
          </table:table-cell>
          <table:table-cell table:formula="of:=[.C148]/([.D148]-[.D147])" office:value-type="float" office:value="987535.865286721" calcext:value-type="float">
            <text:p>987535.865286721</text:p>
          </table:table-cell>
          <table:table-cell/>
          <table:table-cell office:value-type="float" office:value="1442700210.59901" calcext:value-type="float">
            <text:p>1442700210.59901</text:p>
          </table:table-cell>
          <table:table-cell table:formula="of:=[.G148]-[.B148]" office:value-type="float" office:value="7.41540622711182" calcext:value-type="float">
            <text:p>7.415406227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00203.25006" calcext:value-type="float">
            <text:p>1442700203.25006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0.5511784553528" calcext:value-type="float">
            <text:p>30.5511784554</text:p>
          </table:table-cell>
          <table:table-cell table:formula="of:=[.C149]/([.D149]-[.D148])" office:value-type="float" office:value="987617.353328645" calcext:value-type="float">
            <text:p>987617.353328645</text:p>
          </table:table-cell>
          <table:table-cell/>
          <table:table-cell office:value-type="float" office:value="1442700210.66687" calcext:value-type="float">
            <text:p>1442700210.66687</text:p>
          </table:table-cell>
          <table:table-cell table:formula="of:=[.G149]-[.B149]" office:value-type="float" office:value="7.41680526733398" calcext:value-type="float">
            <text:p>7.416805267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00203.31656" calcext:value-type="float">
            <text:p>1442700203.31656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0.6176743507385" calcext:value-type="float">
            <text:p>30.6176743507</text:p>
          </table:table-cell>
          <table:table-cell table:formula="of:=[.C150]/([.D150]-[.D149])" office:value-type="float" office:value="987008.290049623" calcext:value-type="float">
            <text:p>987008.290049623</text:p>
          </table:table-cell>
          <table:table-cell/>
          <table:table-cell office:value-type="float" office:value="1442700210.76735" calcext:value-type="float">
            <text:p>1442700210.76735</text:p>
          </table:table-cell>
          <table:table-cell table:formula="of:=[.G150]-[.B150]" office:value-type="float" office:value="7.45079112052918" calcext:value-type="float">
            <text:p>7.450791120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00203.38305" calcext:value-type="float">
            <text:p>1442700203.38305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0.6841661930084" calcext:value-type="float">
            <text:p>30.684166193</text:p>
          </table:table-cell>
          <table:table-cell table:formula="of:=[.C151]/([.D151]-[.D150])" office:value-type="float" office:value="987068.454707462" calcext:value-type="float">
            <text:p>987068.454707462</text:p>
          </table:table-cell>
          <table:table-cell/>
          <table:table-cell office:value-type="float" office:value="1442700210.89463" calcext:value-type="float">
            <text:p>1442700210.89463</text:p>
          </table:table-cell>
          <table:table-cell table:formula="of:=[.G151]-[.B151]" office:value-type="float" office:value="7.51157689094543" calcext:value-type="float">
            <text:p>7.51157689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00203.44953" calcext:value-type="float">
            <text:p>1442700203.44953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0.750645160675" calcext:value-type="float">
            <text:p>30.7506451607</text:p>
          </table:table-cell>
          <table:table-cell table:formula="of:=[.C152]/([.D152]-[.D151])" office:value-type="float" office:value="987259.614636718" calcext:value-type="float">
            <text:p>987259.614636718</text:p>
          </table:table-cell>
          <table:table-cell/>
          <table:table-cell office:value-type="float" office:value="1442700210.96978" calcext:value-type="float">
            <text:p>1442700210.96978</text:p>
          </table:table-cell>
          <table:table-cell table:formula="of:=[.G152]-[.B152]" office:value-type="float" office:value="7.52025580406189" calcext:value-type="float">
            <text:p>7.520255804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00203.51611" calcext:value-type="float">
            <text:p>1442700203.51611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0.8172223567963" calcext:value-type="float">
            <text:p>30.8172223568</text:p>
          </table:table-cell>
          <table:table-cell table:formula="of:=[.C153]/([.D153]-[.D152])" office:value-type="float" office:value="985803.004988451" calcext:value-type="float">
            <text:p>985803.004988451</text:p>
          </table:table-cell>
          <table:table-cell/>
          <table:table-cell office:value-type="float" office:value="1442700211.0164" calcext:value-type="float">
            <text:p>1442700211.0164</text:p>
          </table:table-cell>
          <table:table-cell table:formula="of:=[.G153]-[.B153]" office:value-type="float" office:value="7.5002977848053" calcext:value-type="float">
            <text:p>7.500297784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00203.58261" calcext:value-type="float">
            <text:p>1442700203.58261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0.8837230205536" calcext:value-type="float">
            <text:p>30.8837230206</text:p>
          </table:table-cell>
          <table:table-cell table:formula="of:=[.C154]/([.D154]-[.D153])" office:value-type="float" office:value="986937.517488635" calcext:value-type="float">
            <text:p>986937.517488635</text:p>
          </table:table-cell>
          <table:table-cell/>
          <table:table-cell office:value-type="float" office:value="1442700211.09521" calcext:value-type="float">
            <text:p>1442700211.09521</text:p>
          </table:table-cell>
          <table:table-cell table:formula="of:=[.G154]-[.B154]" office:value-type="float" office:value="7.51260614395142" calcext:value-type="float">
            <text:p>7.51260614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00203.64904" calcext:value-type="float">
            <text:p>1442700203.64904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0.9501581192017" calcext:value-type="float">
            <text:p>30.9501581192</text:p>
          </table:table-cell>
          <table:table-cell table:formula="of:=[.C155]/([.D155]-[.D154])" office:value-type="float" office:value="987911.5307358" calcext:value-type="float">
            <text:p>987911.5307358</text:p>
          </table:table-cell>
          <table:table-cell/>
          <table:table-cell office:value-type="float" office:value="1442700211.19527" calcext:value-type="float">
            <text:p>1442700211.19527</text:p>
          </table:table-cell>
          <table:table-cell table:formula="of:=[.G155]-[.B155]" office:value-type="float" office:value="7.54623341560364" calcext:value-type="float">
            <text:p>7.546233415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00203.71555" calcext:value-type="float">
            <text:p>1442700203.71555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1.0166714191437" calcext:value-type="float">
            <text:p>31.0166714191</text:p>
          </table:table-cell>
          <table:table-cell table:formula="of:=[.C156]/([.D156]-[.D155])" office:value-type="float" office:value="986750.019277575" calcext:value-type="float">
            <text:p>986750.019277575</text:p>
          </table:table-cell>
          <table:table-cell/>
          <table:table-cell office:value-type="float" office:value="1442700211.27853" calcext:value-type="float">
            <text:p>1442700211.27853</text:p>
          </table:table-cell>
          <table:table-cell table:formula="of:=[.G156]-[.B156]" office:value-type="float" office:value="7.56297612190247" calcext:value-type="float">
            <text:p>7.56297612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00203.78209" calcext:value-type="float">
            <text:p>1442700203.78209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1.0832059383392" calcext:value-type="float">
            <text:p>31.0832059383</text:p>
          </table:table-cell>
          <table:table-cell table:formula="of:=[.C157]/([.D157]-[.D156])" office:value-type="float" office:value="986435.324002207" calcext:value-type="float">
            <text:p>986435.324002207</text:p>
          </table:table-cell>
          <table:table-cell/>
          <table:table-cell office:value-type="float" office:value="1442700211.35116" calcext:value-type="float">
            <text:p>1442700211.35116</text:p>
          </table:table-cell>
          <table:table-cell table:formula="of:=[.G157]-[.B157]" office:value-type="float" office:value="7.56906867027283" calcext:value-type="float">
            <text:p>7.569068670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00203.8485" calcext:value-type="float">
            <text:p>1442700203.8485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1.149619102478" calcext:value-type="float">
            <text:p>31.1496191025</text:p>
          </table:table-cell>
          <table:table-cell table:formula="of:=[.C158]/([.D158]-[.D157])" office:value-type="float" office:value="988237.811751275" calcext:value-type="float">
            <text:p>988237.811751275</text:p>
          </table:table-cell>
          <table:table-cell/>
          <table:table-cell office:value-type="float" office:value="1442700211.40374" calcext:value-type="float">
            <text:p>1442700211.40374</text:p>
          </table:table-cell>
          <table:table-cell table:formula="of:=[.G158]-[.B158]" office:value-type="float" office:value="7.55523419380188" calcext:value-type="float">
            <text:p>7.555234193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00203.91496" calcext:value-type="float">
            <text:p>1442700203.91496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1.2160806655884" calcext:value-type="float">
            <text:p>31.2160806656</text:p>
          </table:table-cell>
          <table:table-cell table:formula="of:=[.C159]/([.D159]-[.D158])" office:value-type="float" office:value="987518.152274358" calcext:value-type="float">
            <text:p>987518.152274358</text:p>
          </table:table-cell>
          <table:table-cell/>
          <table:table-cell office:value-type="float" office:value="1442700211.48731" calcext:value-type="float">
            <text:p>1442700211.48731</text:p>
          </table:table-cell>
          <table:table-cell table:formula="of:=[.G159]-[.B159]" office:value-type="float" office:value="7.57234740257263" calcext:value-type="float">
            <text:p>7.572347402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00203.98151" calcext:value-type="float">
            <text:p>1442700203.98151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1.282623052597" calcext:value-type="float">
            <text:p>31.2826230526</text:p>
          </table:table-cell>
          <table:table-cell table:formula="of:=[.C160]/([.D160]-[.D159])" office:value-type="float" office:value="986318.690242531" calcext:value-type="float">
            <text:p>986318.690242531</text:p>
          </table:table-cell>
          <table:table-cell/>
          <table:table-cell office:value-type="float" office:value="1442700211.57069" calcext:value-type="float">
            <text:p>1442700211.57069</text:p>
          </table:table-cell>
          <table:table-cell table:formula="of:=[.G160]-[.B160]" office:value-type="float" office:value="7.58918809890747" calcext:value-type="float">
            <text:p>7.589188098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00204.04808" calcext:value-type="float">
            <text:p>1442700204.04808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1.3492002487183" calcext:value-type="float">
            <text:p>31.3492002487</text:p>
          </table:table-cell>
          <table:table-cell table:formula="of:=[.C161]/([.D161]-[.D160])" office:value-type="float" office:value="985803.004988451" calcext:value-type="float">
            <text:p>985803.004988451</text:p>
          </table:table-cell>
          <table:table-cell/>
          <table:table-cell office:value-type="float" office:value="1442700211.6713" calcext:value-type="float">
            <text:p>1442700211.6713</text:p>
          </table:table-cell>
          <table:table-cell table:formula="of:=[.G161]-[.B161]" office:value-type="float" office:value="7.62321996688843" calcext:value-type="float">
            <text:p>7.62321996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00204.11455" calcext:value-type="float">
            <text:p>1442700204.11455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1.4156618118286" calcext:value-type="float">
            <text:p>31.4156618118</text:p>
          </table:table-cell>
          <table:table-cell table:formula="of:=[.C162]/([.D162]-[.D161])" office:value-type="float" office:value="987518.152274358" calcext:value-type="float">
            <text:p>987518.152274358</text:p>
          </table:table-cell>
          <table:table-cell/>
          <table:table-cell office:value-type="float" office:value="1442700211.73801" calcext:value-type="float">
            <text:p>1442700211.73801</text:p>
          </table:table-cell>
          <table:table-cell table:formula="of:=[.G162]-[.B162]" office:value-type="float" office:value="7.62346744537354" calcext:value-type="float">
            <text:p>7.623467445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00204.18098" calcext:value-type="float">
            <text:p>1442700204.18098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1.4820952415466" calcext:value-type="float">
            <text:p>31.4820952415</text:p>
          </table:table-cell>
          <table:table-cell table:formula="of:=[.C163]/([.D163]-[.D162])" office:value-type="float" office:value="987936.348892127" calcext:value-type="float">
            <text:p>987936.348892127</text:p>
          </table:table-cell>
          <table:table-cell/>
          <table:table-cell office:value-type="float" office:value="1442700211.82142" calcext:value-type="float">
            <text:p>1442700211.82142</text:p>
          </table:table-cell>
          <table:table-cell table:formula="of:=[.G163]-[.B163]" office:value-type="float" office:value="7.64044260978699" calcext:value-type="float">
            <text:p>7.640442609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00204.24742" calcext:value-type="float">
            <text:p>1442700204.24742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1.5485320091248" calcext:value-type="float">
            <text:p>31.5485320091</text:p>
          </table:table-cell>
          <table:table-cell table:formula="of:=[.C164]/([.D164]-[.D163])" office:value-type="float" office:value="987886.713826367" calcext:value-type="float">
            <text:p>987886.713826367</text:p>
          </table:table-cell>
          <table:table-cell/>
          <table:table-cell office:value-type="float" office:value="1442700211.90485" calcext:value-type="float">
            <text:p>1442700211.90485</text:p>
          </table:table-cell>
          <table:table-cell table:formula="of:=[.G164]-[.B164]" office:value-type="float" office:value="7.65743017196655" calcext:value-type="float">
            <text:p>7.65743017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00204.31385" calcext:value-type="float">
            <text:p>1442700204.31385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1.6149680614471" calcext:value-type="float">
            <text:p>31.6149680614</text:p>
          </table:table-cell>
          <table:table-cell table:formula="of:=[.C165]/([.D165]-[.D164])" office:value-type="float" office:value="987897.349492021" calcext:value-type="float">
            <text:p>987897.349492021</text:p>
          </table:table-cell>
          <table:table-cell/>
          <table:table-cell office:value-type="float" office:value="1442700211.98826" calcext:value-type="float">
            <text:p>1442700211.98826</text:p>
          </table:table-cell>
          <table:table-cell table:formula="of:=[.G165]-[.B165]" office:value-type="float" office:value="7.67440938949585" calcext:value-type="float">
            <text:p>7.674409389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00204.3803" calcext:value-type="float">
            <text:p>1442700204.3803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1.6814162731171" calcext:value-type="float">
            <text:p>31.6814162731</text:p>
          </table:table-cell>
          <table:table-cell table:formula="of:=[.C166]/([.D166]-[.D165])" office:value-type="float" office:value="987716.574315403" calcext:value-type="float">
            <text:p>987716.574315403</text:p>
          </table:table-cell>
          <table:table-cell/>
          <table:table-cell office:value-type="float" office:value="1442700212.05783" calcext:value-type="float">
            <text:p>1442700212.05783</text:p>
          </table:table-cell>
          <table:table-cell table:formula="of:=[.G166]-[.B166]" office:value-type="float" office:value="7.67753291130066" calcext:value-type="float">
            <text:p>7.677532911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00204.4467" calcext:value-type="float">
            <text:p>1442700204.4467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1.7478125095367" calcext:value-type="float">
            <text:p>31.7478125095</text:p>
          </table:table-cell>
          <table:table-cell table:formula="of:=[.C167]/([.D167]-[.D166])" office:value-type="float" office:value="988489.762961154" calcext:value-type="float">
            <text:p>988489.762961154</text:p>
          </table:table-cell>
          <table:table-cell/>
          <table:table-cell office:value-type="float" office:value="1442700212.11345" calcext:value-type="float">
            <text:p>1442700212.11345</text:p>
          </table:table-cell>
          <table:table-cell table:formula="of:=[.G167]-[.B167]" office:value-type="float" office:value="7.66675233840942" calcext:value-type="float">
            <text:p>7.666752338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00204.51321" calcext:value-type="float">
            <text:p>1442700204.51321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1.8143270015717" calcext:value-type="float">
            <text:p>31.8143270016</text:p>
          </table:table-cell>
          <table:table-cell table:formula="of:=[.C168]/([.D168]-[.D167])" office:value-type="float" office:value="986732.334444516" calcext:value-type="float">
            <text:p>986732.334444516</text:p>
          </table:table-cell>
          <table:table-cell/>
          <table:table-cell office:value-type="float" office:value="1442700212.17446" calcext:value-type="float">
            <text:p>1442700212.17446</text:p>
          </table:table-cell>
          <table:table-cell table:formula="of:=[.G168]-[.B168]" office:value-type="float" office:value="7.66125416755676" calcext:value-type="float">
            <text:p>7.661254167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00204.57973" calcext:value-type="float">
            <text:p>1442700204.57973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1.880847454071" calcext:value-type="float">
            <text:p>31.8808474541</text:p>
          </table:table-cell>
          <table:table-cell table:formula="of:=[.C169]/([.D169]-[.D168])" office:value-type="float" office:value="986643.919786959" calcext:value-type="float">
            <text:p>986643.919786959</text:p>
          </table:table-cell>
          <table:table-cell/>
          <table:table-cell office:value-type="float" office:value="1442700212.24928" calcext:value-type="float">
            <text:p>1442700212.24928</text:p>
          </table:table-cell>
          <table:table-cell table:formula="of:=[.G169]-[.B169]" office:value-type="float" office:value="7.66954565048218" calcext:value-type="float">
            <text:p>7.669545650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00204.64617" calcext:value-type="float">
            <text:p>1442700204.64617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1.9472875595093" calcext:value-type="float">
            <text:p>31.9472875595</text:p>
          </table:table-cell>
          <table:table-cell table:formula="of:=[.C170]/([.D170]-[.D169])" office:value-type="float" office:value="987837.083747802" calcext:value-type="float">
            <text:p>987837.083747802</text:p>
          </table:table-cell>
          <table:table-cell/>
          <table:table-cell office:value-type="float" office:value="1442700212.32658" calcext:value-type="float">
            <text:p>1442700212.32658</text:p>
          </table:table-cell>
          <table:table-cell table:formula="of:=[.G170]-[.B170]" office:value-type="float" office:value="7.68040442466736" calcext:value-type="float">
            <text:p>7.680404424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00204.71261" calcext:value-type="float">
            <text:p>1442700204.71261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2.0137302875519" calcext:value-type="float">
            <text:p>32.0137302876</text:p>
          </table:table-cell>
          <table:table-cell table:formula="of:=[.C171]/([.D171]-[.D170])" office:value-type="float" office:value="987798.092184254" calcext:value-type="float">
            <text:p>987798.092184254</text:p>
          </table:table-cell>
          <table:table-cell/>
          <table:table-cell office:value-type="float" office:value="1442700212.40124" calcext:value-type="float">
            <text:p>1442700212.40124</text:p>
          </table:table-cell>
          <table:table-cell table:formula="of:=[.G171]-[.B171]" office:value-type="float" office:value="7.68862175941467" calcext:value-type="float">
            <text:p>7.688621759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00204.7791" calcext:value-type="float">
            <text:p>1442700204.7791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2.0802175998688" calcext:value-type="float">
            <text:p>32.0802175999</text:p>
          </table:table-cell>
          <table:table-cell table:formula="of:=[.C172]/([.D172]-[.D171])" office:value-type="float" office:value="987135.706240946" calcext:value-type="float">
            <text:p>987135.706240946</text:p>
          </table:table-cell>
          <table:table-cell/>
          <table:table-cell office:value-type="float" office:value="1442700212.48122" calcext:value-type="float">
            <text:p>1442700212.48122</text:p>
          </table:table-cell>
          <table:table-cell table:formula="of:=[.G172]-[.B172]" office:value-type="float" office:value="7.70211577415466" calcext:value-type="float">
            <text:p>7.702115774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00204.8456" calcext:value-type="float">
            <text:p>1442700204.8456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2.146721124649" calcext:value-type="float">
            <text:p>32.1467211246</text:p>
          </table:table-cell>
          <table:table-cell table:formula="of:=[.C173]/([.D173]-[.D172])" office:value-type="float" office:value="986895.058823529" calcext:value-type="float">
            <text:p>986895.058823529</text:p>
          </table:table-cell>
          <table:table-cell/>
          <table:table-cell office:value-type="float" office:value="1442700212.5741" calcext:value-type="float">
            <text:p>1442700212.5741</text:p>
          </table:table-cell>
          <table:table-cell table:formula="of:=[.G173]-[.B173]" office:value-type="float" office:value="7.72850060462952" calcext:value-type="float">
            <text:p>7.728500604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00204.91201" calcext:value-type="float">
            <text:p>1442700204.91201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2.213127374649" calcext:value-type="float">
            <text:p>32.2131273746</text:p>
          </table:table-cell>
          <table:table-cell table:formula="of:=[.C174]/([.D174]-[.D173])" office:value-type="float" office:value="988340.705882353" calcext:value-type="float">
            <text:p>988340.705882353</text:p>
          </table:table-cell>
          <table:table-cell/>
          <table:table-cell office:value-type="float" office:value="1442700212.65143" calcext:value-type="float">
            <text:p>1442700212.65143</text:p>
          </table:table-cell>
          <table:table-cell table:formula="of:=[.G174]-[.B174]" office:value-type="float" office:value="7.73941469192505" calcext:value-type="float">
            <text:p>7.739414691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00204.97838" calcext:value-type="float">
            <text:p>1442700204.97838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2.2794992923737" calcext:value-type="float">
            <text:p>32.2794992924</text:p>
          </table:table-cell>
          <table:table-cell table:formula="of:=[.C175]/([.D175]-[.D174])" office:value-type="float" office:value="988851.945973907" calcext:value-type="float">
            <text:p>988851.945973907</text:p>
          </table:table-cell>
          <table:table-cell/>
          <table:table-cell office:value-type="float" office:value="1442700212.72603" calcext:value-type="float">
            <text:p>1442700212.72603</text:p>
          </table:table-cell>
          <table:table-cell table:formula="of:=[.G175]-[.B175]" office:value-type="float" office:value="7.74764490127564" calcext:value-type="float">
            <text:p>7.747644901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00205.04297" calcext:value-type="float">
            <text:p>1442700205.04297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2.3440845012665" calcext:value-type="float">
            <text:p>32.3440845013</text:p>
          </table:table-cell>
          <table:table-cell table:formula="of:=[.C176]/([.D176]-[.D175])" office:value-type="float" office:value="1016207.90774115" calcext:value-type="float">
            <text:p>1016207.90774115</text:p>
          </table:table-cell>
          <table:table-cell/>
          <table:table-cell office:value-type="float" office:value="1442700212.77516" calcext:value-type="float">
            <text:p>1442700212.77516</text:p>
          </table:table-cell>
          <table:table-cell table:formula="of:=[.G176]-[.B176]" office:value-type="float" office:value="7.73218894004822" calcext:value-type="float">
            <text:p>7.7321889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00205.10649" calcext:value-type="float">
            <text:p>1442700205.10649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2.4076116085052" calcext:value-type="float">
            <text:p>32.4076116085</text:p>
          </table:table-cell>
          <table:table-cell table:formula="of:=[.C177]/([.D177]-[.D176])" office:value-type="float" office:value="1033133.7731674" calcext:value-type="float">
            <text:p>1033133.7731674</text:p>
          </table:table-cell>
          <table:table-cell/>
          <table:table-cell office:value-type="float" office:value="1442700212.85249" calcext:value-type="float">
            <text:p>1442700212.85249</text:p>
          </table:table-cell>
          <table:table-cell table:formula="of:=[.G177]-[.B177]" office:value-type="float" office:value="7.74599719047546" calcext:value-type="float">
            <text:p>7.745997190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00205.16999" calcext:value-type="float">
            <text:p>1442700205.16999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2.471107006073" calcext:value-type="float">
            <text:p>32.4711070061</text:p>
          </table:table-cell>
          <table:table-cell table:formula="of:=[.C178]/([.D178]-[.D177])" office:value-type="float" office:value="1033649.72130415" calcext:value-type="float">
            <text:p>1033649.72130415</text:p>
          </table:table-cell>
          <table:table-cell/>
          <table:table-cell office:value-type="float" office:value="1442700212.93442" calcext:value-type="float">
            <text:p>1442700212.93442</text:p>
          </table:table-cell>
          <table:table-cell table:formula="of:=[.G178]-[.B178]" office:value-type="float" office:value="7.76442861557007" calcext:value-type="float">
            <text:p>7.764428615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00205.23348" calcext:value-type="float">
            <text:p>1442700205.23348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2.5345923900604" calcext:value-type="float">
            <text:p>32.5345923901</text:p>
          </table:table-cell>
          <table:table-cell table:formula="of:=[.C179]/([.D179]-[.D178])" office:value-type="float" office:value="1033812.75937464" calcext:value-type="float">
            <text:p>1033812.75937464</text:p>
          </table:table-cell>
          <table:table-cell/>
          <table:table-cell office:value-type="float" office:value="1442700212.98592" calcext:value-type="float">
            <text:p>1442700212.98592</text:p>
          </table:table-cell>
          <table:table-cell table:formula="of:=[.G179]-[.B179]" office:value-type="float" office:value="7.752445936203" calcext:value-type="float">
            <text:p>7.752445936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00205.29693" calcext:value-type="float">
            <text:p>1442700205.29693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2.5980422496796" calcext:value-type="float">
            <text:p>32.5980422497</text:p>
          </table:table-cell>
          <table:table-cell table:formula="of:=[.C180]/([.D180]-[.D179])" office:value-type="float" office:value="1034391.57145434" calcext:value-type="float">
            <text:p>1034391.57145434</text:p>
          </table:table-cell>
          <table:table-cell/>
          <table:table-cell office:value-type="float" office:value="1442700213.03504" calcext:value-type="float">
            <text:p>1442700213.03504</text:p>
          </table:table-cell>
          <table:table-cell table:formula="of:=[.G180]-[.B180]" office:value-type="float" office:value="7.7381112575531" calcext:value-type="float">
            <text:p>7.738111257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00205.36026" calcext:value-type="float">
            <text:p>1442700205.36026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2.6613743305206" calcext:value-type="float">
            <text:p>32.6613743305</text:p>
          </table:table-cell>
          <table:table-cell table:formula="of:=[.C181]/([.D181]-[.D180])" office:value-type="float" office:value="1036315.23121287" calcext:value-type="float">
            <text:p>1036315.23121287</text:p>
          </table:table-cell>
          <table:table-cell/>
          <table:table-cell office:value-type="float" office:value="1442700213.10973" calcext:value-type="float">
            <text:p>1442700213.10973</text:p>
          </table:table-cell>
          <table:table-cell table:formula="of:=[.G181]-[.B181]" office:value-type="float" office:value="7.74947047233582" calcext:value-type="float">
            <text:p>7.749470472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00205.42363" calcext:value-type="float">
            <text:p>1442700205.42363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2.7247483730316" calcext:value-type="float">
            <text:p>32.724748373</text:p>
          </table:table-cell>
          <table:table-cell table:formula="of:=[.C182]/([.D182]-[.D181])" office:value-type="float" office:value="1035629.0588315" calcext:value-type="float">
            <text:p>1035629.0588315</text:p>
          </table:table-cell>
          <table:table-cell/>
          <table:table-cell office:value-type="float" office:value="1442700213.17108" calcext:value-type="float">
            <text:p>1442700213.17108</text:p>
          </table:table-cell>
          <table:table-cell table:formula="of:=[.G182]-[.B182]" office:value-type="float" office:value="7.74744939804077" calcext:value-type="float">
            <text:p>7.74744939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00205.4871" calcext:value-type="float">
            <text:p>1442700205.487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2.7882175445557" calcext:value-type="float">
            <text:p>32.7882175446</text:p>
          </table:table-cell>
          <table:table-cell table:formula="of:=[.C183]/([.D183]-[.D182])" office:value-type="float" office:value="1034076.83484781" calcext:value-type="float">
            <text:p>1034076.83484781</text:p>
          </table:table-cell>
          <table:table-cell/>
          <table:table-cell office:value-type="float" office:value="1442700213.24373" calcext:value-type="float">
            <text:p>1442700213.24373</text:p>
          </table:table-cell>
          <table:table-cell table:formula="of:=[.G183]-[.B183]" office:value-type="float" office:value="7.75662708282471" calcext:value-type="float">
            <text:p>7.756627082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00205.55061" calcext:value-type="float">
            <text:p>1442700205.55061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2.8517258167267" calcext:value-type="float">
            <text:p>32.8517258167</text:p>
          </table:table-cell>
          <table:table-cell table:formula="of:=[.C184]/([.D184]-[.D183])" office:value-type="float" office:value="1033440.17647434" calcext:value-type="float">
            <text:p>1033440.17647434</text:p>
          </table:table-cell>
          <table:table-cell/>
          <table:table-cell office:value-type="float" office:value="1442700213.31626" calcext:value-type="float">
            <text:p>1442700213.31626</text:p>
          </table:table-cell>
          <table:table-cell table:formula="of:=[.G184]-[.B184]" office:value-type="float" office:value="7.76565313339233" calcext:value-type="float">
            <text:p>7.765653133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00205.61409" calcext:value-type="float">
            <text:p>1442700205.61409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2.9152023792267" calcext:value-type="float">
            <text:p>32.9152023792</text:p>
          </table:table-cell>
          <table:table-cell table:formula="of:=[.C185]/([.D185]-[.D184])" office:value-type="float" office:value="1033956.43076923" calcext:value-type="float">
            <text:p>1033956.43076923</text:p>
          </table:table-cell>
          <table:table-cell/>
          <table:table-cell office:value-type="float" office:value="1442700213.36457" calcext:value-type="float">
            <text:p>1442700213.36457</text:p>
          </table:table-cell>
          <table:table-cell table:formula="of:=[.G185]-[.B185]" office:value-type="float" office:value="7.75048446655273" calcext:value-type="float">
            <text:p>7.750484466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00205.67754" calcext:value-type="float">
            <text:p>1442700205.67754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2.9786584377289" calcext:value-type="float">
            <text:p>32.9786584377</text:p>
          </table:table-cell>
          <table:table-cell table:formula="of:=[.C186]/([.D186]-[.D185])" office:value-type="float" office:value="1034290.52401241" calcext:value-type="float">
            <text:p>1034290.52401241</text:p>
          </table:table-cell>
          <table:table-cell/>
          <table:table-cell office:value-type="float" office:value="1442700213.46142" calcext:value-type="float">
            <text:p>1442700213.46142</text:p>
          </table:table-cell>
          <table:table-cell table:formula="of:=[.G186]-[.B186]" office:value-type="float" office:value="7.78387641906738" calcext:value-type="float">
            <text:p>7.783876419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00205.74103" calcext:value-type="float">
            <text:p>1442700205.74103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3.0421459674835" calcext:value-type="float">
            <text:p>33.0421459675</text:p>
          </table:table-cell>
          <table:table-cell table:formula="of:=[.C187]/([.D187]-[.D186])" office:value-type="float" office:value="1033777.81831565" calcext:value-type="float">
            <text:p>1033777.81831565</text:p>
          </table:table-cell>
          <table:table-cell/>
          <table:table-cell office:value-type="float" office:value="1442700213.53412" calcext:value-type="float">
            <text:p>1442700213.53412</text:p>
          </table:table-cell>
          <table:table-cell table:formula="of:=[.G187]-[.B187]" office:value-type="float" office:value="7.79308581352234" calcext:value-type="float">
            <text:p>7.79308581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00205.80453" calcext:value-type="float">
            <text:p>1442700205.80453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3.1056430339813" calcext:value-type="float">
            <text:p>33.105643034</text:p>
          </table:table-cell>
          <table:table-cell table:formula="of:=[.C188]/([.D188]-[.D187])" office:value-type="float" office:value="1033622.55329183" calcext:value-type="float">
            <text:p>1033622.55329183</text:p>
          </table:table-cell>
          <table:table-cell/>
          <table:table-cell office:value-type="float" office:value="1442700213.58238" calcext:value-type="float">
            <text:p>1442700213.58238</text:p>
          </table:table-cell>
          <table:table-cell table:formula="of:=[.G188]-[.B188]" office:value-type="float" office:value="7.77785563468933" calcext:value-type="float">
            <text:p>7.777855634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00205.868" calcext:value-type="float">
            <text:p>1442700205.868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3.1691129207611" calcext:value-type="float">
            <text:p>33.1691129208</text:p>
          </table:table-cell>
          <table:table-cell table:formula="of:=[.C189]/([.D189]-[.D188])" office:value-type="float" office:value="1034065.18161465" calcext:value-type="float">
            <text:p>1034065.18161465</text:p>
          </table:table-cell>
          <table:table-cell/>
          <table:table-cell office:value-type="float" office:value="1442700213.65874" calcext:value-type="float">
            <text:p>1442700213.65874</text:p>
          </table:table-cell>
          <table:table-cell table:formula="of:=[.G189]-[.B189]" office:value-type="float" office:value="7.7907452583313" calcext:value-type="float">
            <text:p>7.790745258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00205.93153" calcext:value-type="float">
            <text:p>1442700205.93153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3.2326419353485" calcext:value-type="float">
            <text:p>33.2326419353</text:p>
          </table:table-cell>
          <table:table-cell table:formula="of:=[.C190]/([.D190]-[.D189])" office:value-type="float" office:value="1033102.75511521" calcext:value-type="float">
            <text:p>1033102.75511521</text:p>
          </table:table-cell>
          <table:table-cell/>
          <table:table-cell office:value-type="float" office:value="1442700213.73511" calcext:value-type="float">
            <text:p>1442700213.73511</text:p>
          </table:table-cell>
          <table:table-cell table:formula="of:=[.G190]-[.B190]" office:value-type="float" office:value="7.8035831451416" calcext:value-type="float">
            <text:p>7.803583145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00205.99498" calcext:value-type="float">
            <text:p>1442700205.99498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3.2960977554321" calcext:value-type="float">
            <text:p>33.2960977554</text:p>
          </table:table-cell>
          <table:table-cell table:formula="of:=[.C191]/([.D191]-[.D190])" office:value-type="float" office:value="1034294.41008743" calcext:value-type="float">
            <text:p>1034294.41008743</text:p>
          </table:table-cell>
          <table:table-cell/>
          <table:table-cell office:value-type="float" office:value="1442700213.80766" calcext:value-type="float">
            <text:p>1442700213.80766</text:p>
          </table:table-cell>
          <table:table-cell table:formula="of:=[.G191]-[.B191]" office:value-type="float" office:value="7.81268000602722" calcext:value-type="float">
            <text:p>7.81268000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00206.05546" calcext:value-type="float">
            <text:p>1442700206.05546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3.356573343277" calcext:value-type="float">
            <text:p>33.3565733433</text:p>
          </table:table-cell>
          <table:table-cell table:formula="of:=[.C192]/([.D192]-[.D191])" office:value-type="float" office:value="1085264.35771704" calcext:value-type="float">
            <text:p>1085264.35771704</text:p>
          </table:table-cell>
          <table:table-cell/>
          <table:table-cell office:value-type="float" office:value="1442700213.88398" calcext:value-type="float">
            <text:p>1442700213.88398</text:p>
          </table:table-cell>
          <table:table-cell table:formula="of:=[.G192]-[.B192]" office:value-type="float" office:value="7.82852387428284" calcext:value-type="float">
            <text:p>7.828523874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00206.116" calcext:value-type="float">
            <text:p>1442700206.116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3.4171152114868" calcext:value-type="float">
            <text:p>33.4171152115</text:p>
          </table:table-cell>
          <table:table-cell table:formula="of:=[.C193]/([.D193]-[.D192])" office:value-type="float" office:value="1084076.22593539" calcext:value-type="float">
            <text:p>1084076.22593539</text:p>
          </table:table-cell>
          <table:table-cell/>
          <table:table-cell office:value-type="float" office:value="1442700213.93341" calcext:value-type="float">
            <text:p>1442700213.93341</text:p>
          </table:table-cell>
          <table:table-cell table:formula="of:=[.G193]-[.B193]" office:value-type="float" office:value="7.81741046905518" calcext:value-type="float">
            <text:p>7.817410469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00206.17661" calcext:value-type="float">
            <text:p>1442700206.17661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3.4777278900146" calcext:value-type="float">
            <text:p>33.47772789</text:p>
          </table:table-cell>
          <table:table-cell table:formula="of:=[.C194]/([.D194]-[.D193])" office:value-type="float" office:value="1082809.7618201" calcext:value-type="float">
            <text:p>1082809.7618201</text:p>
          </table:table-cell>
          <table:table-cell/>
          <table:table-cell office:value-type="float" office:value="1442700214.00856" calcext:value-type="float">
            <text:p>1442700214.00856</text:p>
          </table:table-cell>
          <table:table-cell table:formula="of:=[.G194]-[.B194]" office:value-type="float" office:value="7.83194732666016" calcext:value-type="float">
            <text:p>7.83194732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00206.23707" calcext:value-type="float">
            <text:p>1442700206.23707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3.5381870269775" calcext:value-type="float">
            <text:p>33.538187027</text:p>
          </table:table-cell>
          <table:table-cell table:formula="of:=[.C195]/([.D195]-[.D194])" office:value-type="float" office:value="1085559.65726544" calcext:value-type="float">
            <text:p>1085559.65726544</text:p>
          </table:table-cell>
          <table:table-cell/>
          <table:table-cell office:value-type="float" office:value="1442700214.0605" calcext:value-type="float">
            <text:p>1442700214.0605</text:p>
          </table:table-cell>
          <table:table-cell table:formula="of:=[.G195]-[.B195]" office:value-type="float" office:value="7.82343316078186" calcext:value-type="float">
            <text:p>7.823433160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00206.2976" calcext:value-type="float">
            <text:p>1442700206.2976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3.5987193584442" calcext:value-type="float">
            <text:p>33.5987193584</text:p>
          </table:table-cell>
          <table:table-cell table:formula="of:=[.C196]/([.D196]-[.D195])" office:value-type="float" office:value="1084247.01989436" calcext:value-type="float">
            <text:p>1084247.01989436</text:p>
          </table:table-cell>
          <table:table-cell/>
          <table:table-cell office:value-type="float" office:value="1442700214.1344" calcext:value-type="float">
            <text:p>1442700214.1344</text:p>
          </table:table-cell>
          <table:table-cell table:formula="of:=[.G196]-[.B196]" office:value-type="float" office:value="7.83680200576782" calcext:value-type="float">
            <text:p>7.836802005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00206.3581" calcext:value-type="float">
            <text:p>1442700206.3581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3.6592133045197" calcext:value-type="float">
            <text:p>33.6592133045</text:p>
          </table:table-cell>
          <table:table-cell table:formula="of:=[.C197]/([.D197]-[.D196])" office:value-type="float" office:value="1084935.01016041" calcext:value-type="float">
            <text:p>1084935.01016041</text:p>
          </table:table-cell>
          <table:table-cell/>
          <table:table-cell office:value-type="float" office:value="1442700214.18528" calcext:value-type="float">
            <text:p>1442700214.18528</text:p>
          </table:table-cell>
          <table:table-cell table:formula="of:=[.G197]-[.B197]" office:value-type="float" office:value="7.82718706130981" calcext:value-type="float">
            <text:p>7.827187061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00206.41858" calcext:value-type="float">
            <text:p>1442700206.41858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3.7196986675262" calcext:value-type="float">
            <text:p>33.7196986675</text:p>
          </table:table-cell>
          <table:table-cell table:formula="of:=[.C198]/([.D198]-[.D197])" office:value-type="float" office:value="1085088.96595111" calcext:value-type="float">
            <text:p>1085088.96595111</text:p>
          </table:table-cell>
          <table:table-cell/>
          <table:table-cell office:value-type="float" office:value="1442700214.2859" calcext:value-type="float">
            <text:p>1442700214.2859</text:p>
          </table:table-cell>
          <table:table-cell table:formula="of:=[.G198]-[.B198]" office:value-type="float" office:value="7.8673210144043" calcext:value-type="float">
            <text:p>7.867321014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00206.47915" calcext:value-type="float">
            <text:p>1442700206.47915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3.7802646160126" calcext:value-type="float">
            <text:p>33.780264616</text:p>
          </table:table-cell>
          <table:table-cell table:formula="of:=[.C199]/([.D199]-[.D198])" office:value-type="float" office:value="1083645.21055615" calcext:value-type="float">
            <text:p>1083645.21055615</text:p>
          </table:table-cell>
          <table:table-cell/>
          <table:table-cell office:value-type="float" office:value="1442700214.3617" calcext:value-type="float">
            <text:p>1442700214.3617</text:p>
          </table:table-cell>
          <table:table-cell table:formula="of:=[.G199]-[.B199]" office:value-type="float" office:value="7.88254880905151" calcext:value-type="float">
            <text:p>7.882548809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00206.5396" calcext:value-type="float">
            <text:p>1442700206.5396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3.8407211303711" calcext:value-type="float">
            <text:p>33.8407211304</text:p>
          </table:table-cell>
          <table:table-cell table:formula="of:=[.C200]/([.D200]-[.D199])" office:value-type="float" office:value="1085606.74885733" calcext:value-type="float">
            <text:p>1085606.74885733</text:p>
          </table:table-cell>
          <table:table-cell/>
          <table:table-cell office:value-type="float" office:value="1442700214.43591" calcext:value-type="float">
            <text:p>1442700214.43591</text:p>
          </table:table-cell>
          <table:table-cell table:formula="of:=[.G200]-[.B200]" office:value-type="float" office:value="7.89630818367004" calcext:value-type="float">
            <text:p>7.896308183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00206.6001" calcext:value-type="float">
            <text:p>1442700206.6001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3.9012169837952" calcext:value-type="float">
            <text:p>33.9012169838</text:p>
          </table:table-cell>
          <table:table-cell table:formula="of:=[.C201]/([.D201]-[.D200])" office:value-type="float" office:value="1084900.80369515" calcext:value-type="float">
            <text:p>1084900.80369515</text:p>
          </table:table-cell>
          <table:table-cell/>
          <table:table-cell office:value-type="float" office:value="1442700214.53646" calcext:value-type="float">
            <text:p>1442700214.53646</text:p>
          </table:table-cell>
          <table:table-cell table:formula="of:=[.G201]-[.B201]" office:value-type="float" office:value="7.93635940551758" calcext:value-type="float">
            <text:p>7.93635940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00206.66052" calcext:value-type="float">
            <text:p>1442700206.66052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3.9616410732269" calcext:value-type="float">
            <text:p>33.9616410732</text:p>
          </table:table-cell>
          <table:table-cell table:formula="of:=[.C202]/([.D202]-[.D201])" office:value-type="float" office:value="1086189.30987977" calcext:value-type="float">
            <text:p>1086189.30987977</text:p>
          </table:table-cell>
          <table:table-cell/>
          <table:table-cell office:value-type="float" office:value="1442700214.5874" calcext:value-type="float">
            <text:p>1442700214.5874</text:p>
          </table:table-cell>
          <table:table-cell table:formula="of:=[.G202]-[.B202]" office:value-type="float" office:value="7.92687177658081" calcext:value-type="float">
            <text:p>7.926871776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00206.72098" calcext:value-type="float">
            <text:p>1442700206.72098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4.022096157074" calcext:value-type="float">
            <text:p>34.0220961571</text:p>
          </table:table-cell>
          <table:table-cell table:formula="of:=[.C203]/([.D203]-[.D202])" office:value-type="float" office:value="1085632.43690228" calcext:value-type="float">
            <text:p>1085632.43690228</text:p>
          </table:table-cell>
          <table:table-cell/>
          <table:table-cell office:value-type="float" office:value="1442700214.68808" calcext:value-type="float">
            <text:p>1442700214.68808</text:p>
          </table:table-cell>
          <table:table-cell table:formula="of:=[.G203]-[.B203]" office:value-type="float" office:value="7.96709656715393" calcext:value-type="float">
            <text:p>7.967096567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00206.78159" calcext:value-type="float">
            <text:p>1442700206.78159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4.082710981369" calcext:value-type="float">
            <text:p>34.0827109814</text:p>
          </table:table-cell>
          <table:table-cell table:formula="of:=[.C204]/([.D204]-[.D203])" office:value-type="float" office:value="1082771.43031109" calcext:value-type="float">
            <text:p>1082771.43031109</text:p>
          </table:table-cell>
          <table:table-cell/>
          <table:table-cell office:value-type="float" office:value="1442700214.78854" calcext:value-type="float">
            <text:p>1442700214.78854</text:p>
          </table:table-cell>
          <table:table-cell table:formula="of:=[.G204]-[.B204]" office:value-type="float" office:value="8.00694608688355" calcext:value-type="float">
            <text:p>8.006946086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00206.8421" calcext:value-type="float">
            <text:p>1442700206.8421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4.1432173252106" calcext:value-type="float">
            <text:p>34.1432173252</text:p>
          </table:table-cell>
          <table:table-cell table:formula="of:=[.C205]/([.D205]-[.D204])" office:value-type="float" office:value="1084712.70668527" calcext:value-type="float">
            <text:p>1084712.70668527</text:p>
          </table:table-cell>
          <table:table-cell/>
          <table:table-cell office:value-type="float" office:value="1442700214.83802" calcext:value-type="float">
            <text:p>1442700214.83802</text:p>
          </table:table-cell>
          <table:table-cell table:formula="of:=[.G205]-[.B205]" office:value-type="float" office:value="7.99591779708862" calcext:value-type="float">
            <text:p>7.995917797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00206.90253" calcext:value-type="float">
            <text:p>1442700206.90253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4.2036504745483" calcext:value-type="float">
            <text:p>34.2036504745</text:p>
          </table:table-cell>
          <table:table-cell table:formula="of:=[.C206]/([.D206]-[.D205])" office:value-type="float" office:value="1086026.47254364" calcext:value-type="float">
            <text:p>1086026.47254364</text:p>
          </table:table-cell>
          <table:table-cell/>
          <table:table-cell office:value-type="float" office:value="1442700214.88902" calcext:value-type="float">
            <text:p>1442700214.88902</text:p>
          </table:table-cell>
          <table:table-cell table:formula="of:=[.G206]-[.B206]" office:value-type="float" office:value="7.98648500442505" calcext:value-type="float">
            <text:p>7.986485004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00206.96293" calcext:value-type="float">
            <text:p>1442700206.96293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4.2640450000763" calcext:value-type="float">
            <text:p>34.2640450001</text:p>
          </table:table-cell>
          <table:table-cell table:formula="of:=[.C207]/([.D207]-[.D206])" office:value-type="float" office:value="1086721.01363925" calcext:value-type="float">
            <text:p>1086721.01363925</text:p>
          </table:table-cell>
          <table:table-cell/>
          <table:table-cell office:value-type="float" office:value="1442700220.25188" calcext:value-type="float">
            <text:p>1442700220.25188</text:p>
          </table:table-cell>
          <table:table-cell table:formula="of:=[.G207]-[.B207]" office:value-type="float" office:value="13.2889485359192" calcext:value-type="float">
            <text:p>13.288948535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00220.03135" calcext:value-type="float">
            <text:p>1442700220.03135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7.3324627876282" calcext:value-type="float">
            <text:p>47.3324627876</text:p>
          </table:table-cell>
          <table:table-cell table:formula="of:=[.C208]/([.D208]-[.D207])" office:value-type="float" office:value="5022.18409810228" calcext:value-type="float">
            <text:p>5022.18409810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07:01.743911177</dc:date>
    <meta:editing-duration>PT1M36S</meta:editing-duration>
    <meta:editing-cycles>1</meta:editing-cycles>
    <meta:document-statistic meta:table-count="1" meta:cell-count="1456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2.sender_i.routed_msg_pub.network'.D1:'source_2.sender_i.routed_msg_pub.network'.E208" chart:data-source-has-labels="row" svg:x="0.32cm" svg:y="0.18cm" svg:width="11.793cm" svg:height="8.64cm">
          <chartooo:coordinate-region svg:x="1.682cm" svg:y="0.379cm" svg:width="10.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20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330984115601">
                <text:p>7.38330984115601</text:p>
              </table:table-cell>
              <table:table-cell office:value-type="float" office:value="8889.23821592241">
                <text:p>8889.23821592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6587920188904">
                <text:p>7.46587920188904</text:p>
              </table:table-cell>
              <table:table-cell office:value-type="float" office:value="794871.117050367">
                <text:p>794871.117050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82964515686">
                <text:p>7.5482964515686</text:p>
              </table:table-cell>
              <table:table-cell office:value-type="float" office:value="796338.148326646">
                <text:p>796338.148326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3064074516296">
                <text:p>7.63064074516296</text:p>
              </table:table-cell>
              <table:table-cell office:value-type="float" office:value="797043.69465251">
                <text:p>797043.69465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71306014060974">
                <text:p>7.71306014060974</text:p>
              </table:table-cell>
              <table:table-cell office:value-type="float" office:value="796317.415873089">
                <text:p>796317.415873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543137550354">
                <text:p>7.79543137550354</text:p>
              </table:table-cell>
              <table:table-cell office:value-type="float" office:value="796783.004220093">
                <text:p>796783.004220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7780213356018">
                <text:p>7.87780213356018</text:p>
              </table:table-cell>
              <table:table-cell office:value-type="float" office:value="796787.616727643">
                <text:p>796787.616727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6013402938843">
                <text:p>7.96013402938843</text:p>
              </table:table-cell>
              <table:table-cell office:value-type="float" office:value="797163.715711287">
                <text:p>797163.715711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0425238609314">
                <text:p>8.0425238609314</text:p>
              </table:table-cell>
              <table:table-cell office:value-type="float" office:value="796603.158070192">
                <text:p>796603.158070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2481451034546">
                <text:p>8.12481451034546</text:p>
              </table:table-cell>
              <table:table-cell office:value-type="float" office:value="797563.276840349">
                <text:p>797563.276840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0708012580872">
                <text:p>8.20708012580872</text:p>
              </table:table-cell>
              <table:table-cell office:value-type="float" office:value="797805.980425855">
                <text:p>797805.980425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8938245773315">
                <text:p>8.28938245773315</text:p>
              </table:table-cell>
              <table:table-cell office:value-type="float" office:value="797450.065695059">
                <text:p>797450.065695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6777400970459">
                <text:p>8.36777400970459</text:p>
              </table:table-cell>
              <table:table-cell office:value-type="float" office:value="837233.073583173">
                <text:p>837233.073583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462411403656">
                <text:p>8.4462411403656</text:p>
              </table:table-cell>
              <table:table-cell office:value-type="float" office:value="836426.659763305">
                <text:p>836426.659763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52468538284302">
                <text:p>8.52468538284302</text:p>
              </table:table-cell>
              <table:table-cell office:value-type="float" office:value="836670.709375446">
                <text:p>836670.709375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0305714607239">
                <text:p>8.60305714607239</text:p>
              </table:table-cell>
              <table:table-cell office:value-type="float" office:value="837444.473565246">
                <text:p>837444.473565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8162131309509">
                <text:p>8.68162131309509</text:p>
              </table:table-cell>
              <table:table-cell office:value-type="float" office:value="835393.57046874">
                <text:p>835393.570468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6013135910034">
                <text:p>8.76013135910034</text:p>
              </table:table-cell>
              <table:table-cell office:value-type="float" office:value="835969.45027407">
                <text:p>835969.45027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8385694026947">
                <text:p>8.8385694026947</text:p>
              </table:table-cell>
              <table:table-cell office:value-type="float" office:value="836736.830655971">
                <text:p>836736.830655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91705965995789">
                <text:p>8.91705965995789</text:p>
              </table:table-cell>
              <table:table-cell office:value-type="float" office:value="836180.212531743">
                <text:p>836180.212531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99547100067139">
                <text:p>8.99547100067139</text:p>
              </table:table-cell>
              <table:table-cell office:value-type="float" office:value="837021.780303514">
                <text:p>837021.780303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7386374473572">
                <text:p>9.07386374473572</text:p>
              </table:table-cell>
              <table:table-cell office:value-type="float" office:value="837220.34205284">
                <text:p>837220.34205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522707939148">
                <text:p>9.1522707939148</text:p>
              </table:table-cell>
              <table:table-cell office:value-type="float" office:value="837067.5938856">
                <text:p>837067.5938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23066568374634">
                <text:p>9.23066568374634</text:p>
              </table:table-cell>
              <table:table-cell office:value-type="float" office:value="837197.42627398">
                <text:p>837197.42627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0697250366211">
                <text:p>9.30697250366211</text:p>
              </table:table-cell>
              <table:table-cell office:value-type="float" office:value="860106.60741">
                <text:p>860106.60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37129902839661">
                <text:p>9.37129902839661</text:p>
              </table:table-cell>
              <table:table-cell office:value-type="float" office:value="1020294.50947166">
                <text:p>1020294.50947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3566536903381">
                <text:p>9.43566536903381</text:p>
              </table:table-cell>
              <table:table-cell office:value-type="float" office:value="1019663.37297201">
                <text:p>1019663.37297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50009846687317">
                <text:p>9.50009846687317</text:p>
              </table:table-cell>
              <table:table-cell office:value-type="float" office:value="1018606.93030209">
                <text:p>1018606.93030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6442523002625">
                <text:p>9.56442523002625</text:p>
              </table:table-cell>
              <table:table-cell office:value-type="float" office:value="1020290.72788596">
                <text:p>1020290.727885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2877202033997">
                <text:p>9.62877202033997</text:p>
              </table:table-cell>
              <table:table-cell office:value-type="float" office:value="1019973.17473045">
                <text:p>1019973.17473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9314932823181">
                <text:p>9.69314932823181</text:p>
              </table:table-cell>
              <table:table-cell office:value-type="float" office:value="1019489.6641261">
                <text:p>1019489.6641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75750970840454">
                <text:p>9.75750970840454</text:p>
              </table:table-cell>
              <table:table-cell office:value-type="float" office:value="1019757.8047839">
                <text:p>1019757.8047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82191324234009">
                <text:p>9.82191324234009</text:p>
              </table:table-cell>
              <table:table-cell office:value-type="float" office:value="1019074.5132974">
                <text:p>1019074.51329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8625860214233">
                <text:p>9.88625860214233</text:p>
              </table:table-cell>
              <table:table-cell office:value-type="float" office:value="1019995.8505432">
                <text:p>1019995.8505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5060849189758">
                <text:p>9.95060849189758</text:p>
              </table:table-cell>
              <table:table-cell office:value-type="float" office:value="1019924.04726142">
                <text:p>1019924.04726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0149505138397">
                <text:p>10.0149505138397</text:p>
              </table:table-cell>
              <table:table-cell office:value-type="float" office:value="1020048.76469411">
                <text:p>1020048.76469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0792984962463">
                <text:p>10.0792984962463</text:p>
              </table:table-cell>
              <table:table-cell office:value-type="float" office:value="1019954.27898998">
                <text:p>1019954.27898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143648147583">
                <text:p>10.143648147583</text:p>
              </table:table-cell>
              <table:table-cell office:value-type="float" office:value="1019927.82612948">
                <text:p>1019927.826129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079918384552">
                <text:p>10.2079918384552</text:p>
              </table:table-cell>
              <table:table-cell office:value-type="float" office:value="1020022.30693242">
                <text:p>1020022.30693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2723424434662">
                <text:p>10.2723424434662</text:p>
              </table:table-cell>
              <table:table-cell office:value-type="float" office:value="1019912.71082525">
                <text:p>1019912.71082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3378553390503">
                <text:p>10.3378553390503</text:p>
              </table:table-cell>
              <table:table-cell office:value-type="float" office:value="1001818.0300967">
                <text:p>1001818.03009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043302536011">
                <text:p>10.4043302536011</text:p>
              </table:table-cell>
              <table:table-cell office:value-type="float" office:value="987319.809939171">
                <text:p>987319.809939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4707891941071">
                <text:p>10.4707891941071</text:p>
              </table:table-cell>
              <table:table-cell office:value-type="float" office:value="987557.121740347">
                <text:p>987557.121740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5372910499573">
                <text:p>10.5372910499573</text:p>
              </table:table-cell>
              <table:table-cell office:value-type="float" office:value="986919.825934198">
                <text:p>986919.825934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603844165802">
                <text:p>10.603844165802</text:p>
              </table:table-cell>
              <table:table-cell office:value-type="float" office:value="986159.688648153">
                <text:p>986159.688648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703369617462">
                <text:p>10.6703369617462</text:p>
              </table:table-cell>
              <table:table-cell office:value-type="float" office:value="987054.297657508">
                <text:p>987054.297657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7368142604828">
                <text:p>10.7368142604828</text:p>
              </table:table-cell>
              <table:table-cell office:value-type="float" office:value="987284.400048776">
                <text:p>987284.400048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032188415527">
                <text:p>10.8032188415527</text:p>
              </table:table-cell>
              <table:table-cell office:value-type="float" office:value="988365.545606974">
                <text:p>988365.545606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8697011470795">
                <text:p>10.8697011470795</text:p>
              </table:table-cell>
              <table:table-cell office:value-type="float" office:value="987210.047545787">
                <text:p>987210.0475457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9361145496368">
                <text:p>10.9361145496368</text:p>
              </table:table-cell>
              <table:table-cell office:value-type="float" office:value="988234.264059909">
                <text:p>988234.264059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025329589844">
                <text:p>11.0025329589844</text:p>
              </table:table-cell>
              <table:table-cell office:value-type="float" office:value="988159.768424756">
                <text:p>988159.768424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069048166275">
                <text:p>11.069048166275</text:p>
              </table:table-cell>
              <table:table-cell office:value-type="float" office:value="986721.723848953">
                <text:p>986721.723848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354260444641">
                <text:p>11.1354260444641</text:p>
              </table:table-cell>
              <table:table-cell office:value-type="float" office:value="988763.151076294">
                <text:p>988763.151076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201806306839">
                <text:p>11.201806306839</text:p>
              </table:table-cell>
              <table:table-cell office:value-type="float" office:value="988727.637582205">
                <text:p>988727.6375822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681994438171">
                <text:p>11.2681994438171</text:p>
              </table:table-cell>
              <table:table-cell office:value-type="float" office:value="988535.908788285">
                <text:p>988535.9087882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3345913887024">
                <text:p>11.3345913887024</text:p>
              </table:table-cell>
              <table:table-cell office:value-type="float" office:value="988553.65833058">
                <text:p>988553.65833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009881019592">
                <text:p>11.4009881019592</text:p>
              </table:table-cell>
              <table:table-cell office:value-type="float" office:value="988482.663985522">
                <text:p>988482.663985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674818515778">
                <text:p>11.4674818515778</text:p>
              </table:table-cell>
              <table:table-cell office:value-type="float" office:value="987040.141013643">
                <text:p>987040.141013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5339348316193">
                <text:p>11.5339348316193</text:p>
              </table:table-cell>
              <table:table-cell office:value-type="float" office:value="987645.700147816">
                <text:p>987645.700147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6003496646881">
                <text:p>11.6003496646881</text:p>
              </table:table-cell>
              <table:table-cell office:value-type="float" office:value="988212.978446605">
                <text:p>988212.978446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6668796539307">
                <text:p>11.6668796539307</text:p>
              </table:table-cell>
              <table:table-cell office:value-type="float" office:value="986502.489286751">
                <text:p>986502.489286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7333753108978">
                <text:p>11.7333753108978</text:p>
              </table:table-cell>
              <table:table-cell office:value-type="float" office:value="987011.828944113">
                <text:p>987011.828944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7998251914978">
                <text:p>11.7998251914978</text:p>
              </table:table-cell>
              <table:table-cell office:value-type="float" office:value="987691.767199716">
                <text:p>987691.767199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8662197589874">
                <text:p>11.8662197589874</text:p>
              </table:table-cell>
              <table:table-cell office:value-type="float" office:value="988514.610178864">
                <text:p>988514.6101788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9327592849731">
                <text:p>11.9327592849731</text:p>
              </table:table-cell>
              <table:table-cell office:value-type="float" office:value="986361.09932745">
                <text:p>986361.09932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9992206096649">
                <text:p>11.9992206096649</text:p>
              </table:table-cell>
              <table:table-cell office:value-type="float" office:value="987521.694825997">
                <text:p>987521.694825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0656304359436">
                <text:p>12.0656304359436</text:p>
              </table:table-cell>
              <table:table-cell office:value-type="float" office:value="988287.482105097">
                <text:p>988287.482105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1320300102234">
                <text:p>12.1320300102234</text:p>
              </table:table-cell>
              <table:table-cell office:value-type="float" office:value="988440.072272891">
                <text:p>988440.0722728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1984848976135">
                <text:p>12.1984848976135</text:p>
              </table:table-cell>
              <table:table-cell office:value-type="float" office:value="987617.353328645">
                <text:p>987617.353328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2649617195129">
                <text:p>12.2649617195129</text:p>
              </table:table-cell>
              <table:table-cell office:value-type="float" office:value="987291.481823659">
                <text:p>987291.481823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29286813736">
                <text:p>12.329286813736</text:p>
              </table:table-cell>
              <table:table-cell office:value-type="float" office:value="1020317.1995745">
                <text:p>1020317.1995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392689704895">
                <text:p>12.392689704895</text:p>
              </table:table-cell>
              <table:table-cell office:value-type="float" office:value="1035157.84217711">
                <text:p>1035157.84217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561951160431">
                <text:p>12.4561951160431</text:p>
              </table:table-cell>
              <table:table-cell office:value-type="float" office:value="1033486.73464959">
                <text:p>1033486.73464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5196785926819">
                <text:p>12.5196785926819</text:p>
              </table:table-cell>
              <table:table-cell office:value-type="float" office:value="1033843.82007669">
                <text:p>1033843.82007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583167552948">
                <text:p>12.583167552948</text:p>
              </table:table-cell>
              <table:table-cell office:value-type="float" office:value="1033754.52558845">
                <text:p>1033754.52558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465861797333">
                <text:p>12.6465861797333</text:p>
              </table:table-cell>
              <table:table-cell office:value-type="float" office:value="1034900.99560521">
                <text:p>1034900.99560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7100353240967">
                <text:p>12.7100353240967</text:p>
              </table:table-cell>
              <table:table-cell office:value-type="float" office:value="1034403.23204509">
                <text:p>1034403.232045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7734553813934">
                <text:p>12.7734553813934</text:p>
              </table:table-cell>
              <table:table-cell office:value-type="float" office:value="1034877.65223701">
                <text:p>1034877.65223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8369460105896">
                <text:p>12.8369460105896</text:p>
              </table:table-cell>
              <table:table-cell office:value-type="float" office:value="1033727.35206666">
                <text:p>1033727.35206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003779888153">
                <text:p>12.9003779888153</text:p>
              </table:table-cell>
              <table:table-cell office:value-type="float" office:value="1034683.16511372">
                <text:p>1034683.16511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638872146606">
                <text:p>12.9638872146606</text:p>
              </table:table-cell>
              <table:table-cell office:value-type="float" office:value="1033424.65801477">
                <text:p>1033424.65801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0273396968842">
                <text:p>13.0273396968842</text:p>
              </table:table-cell>
              <table:table-cell office:value-type="float" office:value="1034348.81820402">
                <text:p>1034348.818204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090784072876">
                <text:p>13.090784072876</text:p>
              </table:table-cell>
              <table:table-cell office:value-type="float" office:value="1034480.97603578">
                <text:p>1034480.97603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1541850566864">
                <text:p>13.1541850566864</text:p>
              </table:table-cell>
              <table:table-cell office:value-type="float" office:value="1035188.98375846">
                <text:p>1035188.983758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2176604270935">
                <text:p>13.2176604270935</text:p>
              </table:table-cell>
              <table:table-cell office:value-type="float" office:value="1033975.84888538">
                <text:p>1033975.848885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2811479568481">
                <text:p>13.2811479568481</text:p>
              </table:table-cell>
              <table:table-cell office:value-type="float" office:value="1033777.81831565">
                <text:p>1033777.81831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3425869941711">
                <text:p>13.3425869941711</text:p>
              </table:table-cell>
              <table:table-cell office:value-type="float" office:value="1068245.90455346">
                <text:p>1068245.90455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4030504226685">
                <text:p>13.4030504226685</text:p>
              </table:table-cell>
              <table:table-cell office:value-type="float" office:value="1085482.60710878">
                <text:p>1085482.60710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4635508060455">
                <text:p>13.4635508060455</text:p>
              </table:table-cell>
              <table:table-cell office:value-type="float" office:value="1084819.57198422">
                <text:p>1084819.571984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5240392684937">
                <text:p>13.5240392684937</text:p>
              </table:table-cell>
              <table:table-cell office:value-type="float" office:value="1085033.36576444">
                <text:p>1085033.36576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5845029354095">
                <text:p>13.5845029354095</text:p>
              </table:table-cell>
              <table:table-cell office:value-type="float" office:value="1085478.32686522">
                <text:p>1085478.32686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6449494361877">
                <text:p>13.6449494361877</text:p>
              </table:table-cell>
              <table:table-cell office:value-type="float" office:value="1085786.59070488">
                <text:p>1085786.59070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7054445743561">
                <text:p>13.7054445743561</text:p>
              </table:table-cell>
              <table:table-cell office:value-type="float" office:value="1084913.63086685">
                <text:p>1084913.630866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7658760547638">
                <text:p>13.7658760547638</text:p>
              </table:table-cell>
              <table:table-cell office:value-type="float" office:value="1086056.46522638">
                <text:p>1086056.465226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8262889385223">
                <text:p>13.8262889385223</text:p>
              </table:table-cell>
              <table:table-cell office:value-type="float" office:value="1086390.78151466">
                <text:p>1086390.781514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8867754936218">
                <text:p>13.8867754936218</text:p>
              </table:table-cell>
              <table:table-cell office:value-type="float" office:value="1085067.5805896">
                <text:p>1085067.5805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9473991394043">
                <text:p>13.9473991394043</text:p>
              </table:table-cell>
              <table:table-cell office:value-type="float" office:value="1082613.87372677">
                <text:p>1082613.87372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0078208446503">
                <text:p>14.0078208446503</text:p>
              </table:table-cell>
              <table:table-cell office:value-type="float" office:value="1086232.16992665">
                <text:p>1086232.16992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0683455467224">
                <text:p>14.0683455467224</text:p>
              </table:table-cell>
              <table:table-cell office:value-type="float" office:value="1084383.69381428">
                <text:p>1084383.6938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128794670105">
                <text:p>14.128794670105</text:p>
              </table:table-cell>
              <table:table-cell office:value-type="float" office:value="1085739.48350964">
                <text:p>1085739.48350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1891593933105">
                <text:p>14.1891593933105</text:p>
              </table:table-cell>
              <table:table-cell office:value-type="float" office:value="1087257.53245809">
                <text:p>1087257.532458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2495255470276">
                <text:p>14.2495255470276</text:p>
              </table:table-cell>
              <table:table-cell office:value-type="float" office:value="1087231.76745105">
                <text:p>1087231.76745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3129785060883">
                <text:p>27.3129785060883</text:p>
              </table:table-cell>
              <table:table-cell office:value-type="float" office:value="5024.09280346345">
                <text:p>5024.09280346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3955793380737">
                <text:p>27.3955793380737</text:p>
              </table:table-cell>
              <table:table-cell office:value-type="float" office:value="794568.267926674">
                <text:p>794568.267926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478000164032">
                <text:p>27.478000164032</text:p>
              </table:table-cell>
              <table:table-cell office:value-type="float" office:value="796303.594837112">
                <text:p>796303.594837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5604219436646">
                <text:p>27.5604219436646</text:p>
              </table:table-cell>
              <table:table-cell office:value-type="float" office:value="796294.381079658">
                <text:p>796294.381079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6428554058075">
                <text:p>27.6428554058075</text:p>
              </table:table-cell>
              <table:table-cell office:value-type="float" office:value="796181.529852408">
                <text:p>796181.529852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7253141403198">
                <text:p>27.7253141403198</text:p>
              </table:table-cell>
              <table:table-cell office:value-type="float" office:value="795937.512116279">
                <text:p>795937.5121162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8077309131622">
                <text:p>27.8077309131622</text:p>
              </table:table-cell>
              <table:table-cell office:value-type="float" office:value="796342.755685155">
                <text:p>796342.7556851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8901417255402">
                <text:p>27.8901417255402</text:p>
              </table:table-cell>
              <table:table-cell office:value-type="float" office:value="796400.352165158">
                <text:p>796400.3521651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9725828170776">
                <text:p>27.9725828170776</text:p>
              </table:table-cell>
              <table:table-cell office:value-type="float" office:value="796107.848355761">
                <text:p>796107.8483557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0550224781036">
                <text:p>28.0550224781036</text:p>
              </table:table-cell>
              <table:table-cell office:value-type="float" office:value="796121.66259757">
                <text:p>796121.662597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137443780899">
                <text:p>28.137443780899</text:p>
              </table:table-cell>
              <table:table-cell office:value-type="float" office:value="796298.987931733">
                <text:p>796298.9879317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2199442386627">
                <text:p>28.2199442386627</text:p>
              </table:table-cell>
              <table:table-cell office:value-type="float" office:value="795534.979793776">
                <text:p>795534.97979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3026947975159">
                <text:p>28.3026947975159</text:p>
              </table:table-cell>
              <table:table-cell office:value-type="float" office:value="793130.595244338">
                <text:p>793130.595244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.3811185359955">
                <text:p>28.3811185359955</text:p>
              </table:table-cell>
              <table:table-cell office:value-type="float" office:value="836889.458120651">
                <text:p>836889.4581206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.4597294330597">
                <text:p>28.4597294330597</text:p>
              </table:table-cell>
              <table:table-cell office:value-type="float" office:value="834896.972952644">
                <text:p>834896.972952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5383167266846">
                <text:p>28.5383167266846</text:p>
              </table:table-cell>
              <table:table-cell office:value-type="float" office:value="835147.731556737">
                <text:p>835147.731556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.6168975830078">
                <text:p>28.6168975830078</text:p>
              </table:table-cell>
              <table:table-cell office:value-type="float" office:value="835216.146411321">
                <text:p>835216.146411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.6955797672272">
                <text:p>28.6955797672272</text:p>
              </table:table-cell>
              <table:table-cell office:value-type="float" office:value="834140.544662851">
                <text:p>834140.5446628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.7741310596466">
                <text:p>28.7741310596466</text:p>
              </table:table-cell>
              <table:table-cell office:value-type="float" office:value="835530.491968871">
                <text:p>835530.4919688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.8526022434235">
                <text:p>28.8526022434235</text:p>
              </table:table-cell>
              <table:table-cell office:value-type="float" office:value="836383.457482105">
                <text:p>836383.4574821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.9310524463654">
                <text:p>28.9310524463654</text:p>
              </table:table-cell>
              <table:table-cell office:value-type="float" office:value="836607.141075358">
                <text:p>836607.1410753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.0096185207367">
                <text:p>29.0096185207367</text:p>
              </table:table-cell>
              <table:table-cell office:value-type="float" office:value="835373.289618548">
                <text:p>835373.2896185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0880997180939">
                <text:p>29.0880997180939</text:p>
              </table:table-cell>
              <table:table-cell office:value-type="float" office:value="836276.741565251">
                <text:p>836276.7415652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.1665675640106">
                <text:p>29.1665675640106</text:p>
              </table:table-cell>
              <table:table-cell office:value-type="float" office:value="836419.035507022">
                <text:p>836419.0355070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2450265884399">
                <text:p>29.2450265884399</text:p>
              </table:table-cell>
              <table:table-cell office:value-type="float" office:value="836513.077716428">
                <text:p>836513.0777164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3196043968201">
                <text:p>29.3196043968201</text:p>
              </table:table-cell>
              <table:table-cell office:value-type="float" office:value="880047.314684689">
                <text:p>880047.3146846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.3843173980713">
                <text:p>29.3843173980713</text:p>
              </table:table-cell>
              <table:table-cell office:value-type="float" office:value="1014201.14553506">
                <text:p>1014201.145535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4486932754517">
                <text:p>29.4486932754517</text:p>
              </table:table-cell>
              <table:table-cell office:value-type="float" office:value="1019512.31844511">
                <text:p>1019512.318445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513058423996">
                <text:p>29.513058423996</text:p>
              </table:table-cell>
              <table:table-cell office:value-type="float" office:value="1019682.25793523">
                <text:p>1019682.25793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5774047374725">
                <text:p>29.5774047374725</text:p>
              </table:table-cell>
              <table:table-cell office:value-type="float" office:value="1019980.73322267">
                <text:p>1019980.733222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.641726732254">
                <text:p>29.641726732254</text:p>
              </table:table-cell>
              <table:table-cell office:value-type="float" office:value="1020366.36492627">
                <text:p>1020366.364926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7060809135437">
                <text:p>29.7060809135437</text:p>
              </table:table-cell>
              <table:table-cell office:value-type="float" office:value="1019856.0324243">
                <text:p>1019856.0324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7704129219055">
                <text:p>29.7704129219055</text:p>
              </table:table-cell>
              <table:table-cell office:value-type="float" office:value="1020207.54009221">
                <text:p>1020207.54009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8347926139832">
                <text:p>29.8347926139832</text:p>
              </table:table-cell>
              <table:table-cell office:value-type="float" office:value="1019451.90916498">
                <text:p>1019451.909164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8991613388061">
                <text:p>29.8991613388061</text:p>
              </table:table-cell>
              <table:table-cell office:value-type="float" office:value="1019625.60514405">
                <text:p>1019625.605144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9635031223297">
                <text:p>29.9635031223297</text:p>
              </table:table-cell>
              <table:table-cell office:value-type="float" office:value="1020052.5444864">
                <text:p>1020052.54448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0278980731964">
                <text:p>30.0278980731964</text:p>
              </table:table-cell>
              <table:table-cell office:value-type="float" office:value="1019210.34361625">
                <text:p>1019210.34361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092187166214">
                <text:p>30.092187166214</text:p>
              </table:table-cell>
              <table:table-cell office:value-type="float" office:value="1020888.56630867">
                <text:p>1020888.566308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1565160751343">
                <text:p>30.1565160751343</text:p>
              </table:table-cell>
              <table:table-cell office:value-type="float" office:value="1020256.69487612">
                <text:p>1020256.69487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2208964824676">
                <text:p>30.2208964824676</text:p>
              </table:table-cell>
              <table:table-cell office:value-type="float" office:value="1019440.58322193">
                <text:p>1019440.58322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2853164672852">
                <text:p>30.2853164672852</text:p>
              </table:table-cell>
              <table:table-cell office:value-type="float" office:value="1018814.27302302">
                <text:p>1018814.273023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351753950119">
                <text:p>30.351753950119</text:p>
              </table:table-cell>
              <table:table-cell office:value-type="float" office:value="987876.078389716">
                <text:p>987876.078389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4182631969452">
                <text:p>30.4182631969452</text:p>
              </table:table-cell>
              <table:table-cell office:value-type="float" office:value="986810.152451965">
                <text:p>986810.1524519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4847235679626">
                <text:p>30.4847235679626</text:p>
              </table:table-cell>
              <table:table-cell office:value-type="float" office:value="987535.865286721">
                <text:p>987535.8652867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5511784553528">
                <text:p>30.5511784553528</text:p>
              </table:table-cell>
              <table:table-cell office:value-type="float" office:value="987617.353328645">
                <text:p>987617.3533286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6176743507385">
                <text:p>30.6176743507385</text:p>
              </table:table-cell>
              <table:table-cell office:value-type="float" office:value="987008.290049623">
                <text:p>987008.2900496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6841661930084">
                <text:p>30.6841661930084</text:p>
              </table:table-cell>
              <table:table-cell office:value-type="float" office:value="987068.454707462">
                <text:p>987068.454707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750645160675">
                <text:p>30.750645160675</text:p>
              </table:table-cell>
              <table:table-cell office:value-type="float" office:value="987259.614636718">
                <text:p>987259.6146367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8172223567963">
                <text:p>30.8172223567963</text:p>
              </table:table-cell>
              <table:table-cell office:value-type="float" office:value="985803.004988451">
                <text:p>985803.0049884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8837230205536">
                <text:p>30.8837230205536</text:p>
              </table:table-cell>
              <table:table-cell office:value-type="float" office:value="986937.517488635">
                <text:p>986937.517488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9501581192017">
                <text:p>30.9501581192017</text:p>
              </table:table-cell>
              <table:table-cell office:value-type="float" office:value="987911.5307358">
                <text:p>987911.53073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0166714191437">
                <text:p>31.0166714191437</text:p>
              </table:table-cell>
              <table:table-cell office:value-type="float" office:value="986750.019277575">
                <text:p>986750.019277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0832059383392">
                <text:p>31.0832059383392</text:p>
              </table:table-cell>
              <table:table-cell office:value-type="float" office:value="986435.324002207">
                <text:p>986435.3240022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149619102478">
                <text:p>31.149619102478</text:p>
              </table:table-cell>
              <table:table-cell office:value-type="float" office:value="988237.811751275">
                <text:p>988237.811751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2160806655884">
                <text:p>31.2160806655884</text:p>
              </table:table-cell>
              <table:table-cell office:value-type="float" office:value="987518.152274358">
                <text:p>987518.1522743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282623052597">
                <text:p>31.282623052597</text:p>
              </table:table-cell>
              <table:table-cell office:value-type="float" office:value="986318.690242531">
                <text:p>986318.6902425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3492002487183">
                <text:p>31.3492002487183</text:p>
              </table:table-cell>
              <table:table-cell office:value-type="float" office:value="985803.004988451">
                <text:p>985803.0049884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4156618118286">
                <text:p>31.4156618118286</text:p>
              </table:table-cell>
              <table:table-cell office:value-type="float" office:value="987518.152274358">
                <text:p>987518.1522743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.4820952415466">
                <text:p>31.4820952415466</text:p>
              </table:table-cell>
              <table:table-cell office:value-type="float" office:value="987936.348892127">
                <text:p>987936.348892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.5485320091248">
                <text:p>31.5485320091248</text:p>
              </table:table-cell>
              <table:table-cell office:value-type="float" office:value="987886.713826367">
                <text:p>987886.7138263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6149680614471">
                <text:p>31.6149680614471</text:p>
              </table:table-cell>
              <table:table-cell office:value-type="float" office:value="987897.349492021">
                <text:p>987897.3494920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6814162731171">
                <text:p>31.6814162731171</text:p>
              </table:table-cell>
              <table:table-cell office:value-type="float" office:value="987716.574315403">
                <text:p>987716.5743154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.7478125095367">
                <text:p>31.7478125095367</text:p>
              </table:table-cell>
              <table:table-cell office:value-type="float" office:value="988489.762961154">
                <text:p>988489.762961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.8143270015717">
                <text:p>31.8143270015717</text:p>
              </table:table-cell>
              <table:table-cell office:value-type="float" office:value="986732.334444516">
                <text:p>986732.3344445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.880847454071">
                <text:p>31.880847454071</text:p>
              </table:table-cell>
              <table:table-cell office:value-type="float" office:value="986643.919786959">
                <text:p>986643.9197869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.9472875595093">
                <text:p>31.9472875595093</text:p>
              </table:table-cell>
              <table:table-cell office:value-type="float" office:value="987837.083747802">
                <text:p>987837.0837478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.0137302875519">
                <text:p>32.0137302875519</text:p>
              </table:table-cell>
              <table:table-cell office:value-type="float" office:value="987798.092184254">
                <text:p>987798.0921842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.0802175998688">
                <text:p>32.0802175998688</text:p>
              </table:table-cell>
              <table:table-cell office:value-type="float" office:value="987135.706240946">
                <text:p>987135.706240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.146721124649">
                <text:p>32.146721124649</text:p>
              </table:table-cell>
              <table:table-cell office:value-type="float" office:value="986895.058823529">
                <text:p>986895.0588235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.213127374649">
                <text:p>32.213127374649</text:p>
              </table:table-cell>
              <table:table-cell office:value-type="float" office:value="988340.705882353">
                <text:p>988340.7058823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.2794992923737">
                <text:p>32.2794992923737</text:p>
              </table:table-cell>
              <table:table-cell office:value-type="float" office:value="988851.945973907">
                <text:p>988851.9459739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.3440845012665">
                <text:p>32.3440845012665</text:p>
              </table:table-cell>
              <table:table-cell office:value-type="float" office:value="1016207.90774115">
                <text:p>1016207.90774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.4076116085052">
                <text:p>32.4076116085052</text:p>
              </table:table-cell>
              <table:table-cell office:value-type="float" office:value="1033133.7731674">
                <text:p>1033133.77316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471107006073">
                <text:p>32.471107006073</text:p>
              </table:table-cell>
              <table:table-cell office:value-type="float" office:value="1033649.72130415">
                <text:p>1033649.721304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.5345923900604">
                <text:p>32.5345923900604</text:p>
              </table:table-cell>
              <table:table-cell office:value-type="float" office:value="1033812.75937464">
                <text:p>1033812.759374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5980422496796">
                <text:p>32.5980422496796</text:p>
              </table:table-cell>
              <table:table-cell office:value-type="float" office:value="1034391.57145434">
                <text:p>1034391.57145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.6613743305206">
                <text:p>32.6613743305206</text:p>
              </table:table-cell>
              <table:table-cell office:value-type="float" office:value="1036315.23121287">
                <text:p>1036315.231212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.7247483730316">
                <text:p>32.7247483730316</text:p>
              </table:table-cell>
              <table:table-cell office:value-type="float" office:value="1035629.0588315">
                <text:p>1035629.05883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.7882175445557">
                <text:p>32.7882175445557</text:p>
              </table:table-cell>
              <table:table-cell office:value-type="float" office:value="1034076.83484781">
                <text:p>1034076.83484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8517258167267">
                <text:p>32.8517258167267</text:p>
              </table:table-cell>
              <table:table-cell office:value-type="float" office:value="1033440.17647434">
                <text:p>1033440.17647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.9152023792267">
                <text:p>32.9152023792267</text:p>
              </table:table-cell>
              <table:table-cell office:value-type="float" office:value="1033956.43076923">
                <text:p>1033956.430769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.9786584377289">
                <text:p>32.9786584377289</text:p>
              </table:table-cell>
              <table:table-cell office:value-type="float" office:value="1034290.52401241">
                <text:p>1034290.524012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0421459674835">
                <text:p>33.0421459674835</text:p>
              </table:table-cell>
              <table:table-cell office:value-type="float" office:value="1033777.81831565">
                <text:p>1033777.818315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1056430339813">
                <text:p>33.1056430339813</text:p>
              </table:table-cell>
              <table:table-cell office:value-type="float" office:value="1033622.55329183">
                <text:p>1033622.55329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.1691129207611">
                <text:p>33.1691129207611</text:p>
              </table:table-cell>
              <table:table-cell office:value-type="float" office:value="1034065.18161465">
                <text:p>1034065.181614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2326419353485">
                <text:p>33.2326419353485</text:p>
              </table:table-cell>
              <table:table-cell office:value-type="float" office:value="1033102.75511521">
                <text:p>1033102.755115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.2960977554321">
                <text:p>33.2960977554321</text:p>
              </table:table-cell>
              <table:table-cell office:value-type="float" office:value="1034294.41008743">
                <text:p>1034294.410087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.356573343277">
                <text:p>33.356573343277</text:p>
              </table:table-cell>
              <table:table-cell office:value-type="float" office:value="1085264.35771704">
                <text:p>1085264.357717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.4171152114868">
                <text:p>33.4171152114868</text:p>
              </table:table-cell>
              <table:table-cell office:value-type="float" office:value="1084076.22593539">
                <text:p>1084076.225935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.4777278900146">
                <text:p>33.4777278900146</text:p>
              </table:table-cell>
              <table:table-cell office:value-type="float" office:value="1082809.7618201">
                <text:p>1082809.76182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.5381870269775">
                <text:p>33.5381870269775</text:p>
              </table:table-cell>
              <table:table-cell office:value-type="float" office:value="1085559.65726544">
                <text:p>1085559.657265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.5987193584442">
                <text:p>33.5987193584442</text:p>
              </table:table-cell>
              <table:table-cell office:value-type="float" office:value="1084247.01989436">
                <text:p>1084247.019894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6592133045197">
                <text:p>33.6592133045197</text:p>
              </table:table-cell>
              <table:table-cell office:value-type="float" office:value="1084935.01016041">
                <text:p>1084935.010160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.7196986675262">
                <text:p>33.7196986675262</text:p>
              </table:table-cell>
              <table:table-cell office:value-type="float" office:value="1085088.96595111">
                <text:p>1085088.96595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7802646160126">
                <text:p>33.7802646160126</text:p>
              </table:table-cell>
              <table:table-cell office:value-type="float" office:value="1083645.21055615">
                <text:p>1083645.21055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8407211303711">
                <text:p>33.8407211303711</text:p>
              </table:table-cell>
              <table:table-cell office:value-type="float" office:value="1085606.74885733">
                <text:p>1085606.748857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9012169837952">
                <text:p>33.9012169837952</text:p>
              </table:table-cell>
              <table:table-cell office:value-type="float" office:value="1084900.80369515">
                <text:p>1084900.803695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9616410732269">
                <text:p>33.9616410732269</text:p>
              </table:table-cell>
              <table:table-cell office:value-type="float" office:value="1086189.30987977">
                <text:p>1086189.309879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022096157074">
                <text:p>34.022096157074</text:p>
              </table:table-cell>
              <table:table-cell office:value-type="float" office:value="1085632.43690228">
                <text:p>1085632.436902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.082710981369">
                <text:p>34.082710981369</text:p>
              </table:table-cell>
              <table:table-cell office:value-type="float" office:value="1082771.43031109">
                <text:p>1082771.430311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.1432173252106">
                <text:p>34.1432173252106</text:p>
              </table:table-cell>
              <table:table-cell office:value-type="float" office:value="1084712.70668527">
                <text:p>1084712.706685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2036504745483">
                <text:p>34.2036504745483</text:p>
              </table:table-cell>
              <table:table-cell office:value-type="float" office:value="1086026.47254364">
                <text:p>1086026.472543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.2640450000763">
                <text:p>34.2640450000763</text:p>
              </table:table-cell>
              <table:table-cell office:value-type="float" office:value="1086721.01363925">
                <text:p>1086721.01363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.3324627876282">
                <text:p>47.3324627876282</text:p>
              </table:table-cell>
              <table:table-cell office:value-type="float" office:value="5022.18409810228">
                <text:p>5022.18409810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